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-527" calcext:value-type="float">
            <text:p>-527</text:p>
          </table:table-cell>
          <table:table-cell office:value-type="float" office:value="632" calcext:value-type="float">
            <text:p>632</text:p>
          </table:table-cell>
          <table:table-cell office:value-type="float" office:value="16464" calcext:value-type="float">
            <text:p>16464</text:p>
          </table:table-cell>
          <table:table-cell office:value-type="float" office:value="1" calcext:value-type="float">
            <text:p>1</text:p>
          </table:table-cell>
          <table:table-cell office:value-type="float" office:value="16484" calcext:value-type="float">
            <text:p>16484</text:p>
          </table:table-cell>
          <table:table-cell table:formula="of:=(([.E1]-16000)/(40000-16000))+1" office:value-type="float" office:value="1.02016666666667" calcext:value-type="float">
            <text:p>1.020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-663" calcext:value-type="float">
            <text:p>-663</text:p>
          </table:table-cell>
          <table:table-cell office:value-type="float" office:value="9002" calcext:value-type="float">
            <text:p>9002</text:p>
          </table:table-cell>
          <table:table-cell office:value-type="float" office:value="1" calcext:value-type="float">
            <text:p>1</text:p>
          </table:table-cell>
          <table:table-cell office:value-type="float" office:value="9813" calcext:value-type="float">
            <text:p>9813</text:p>
          </table:table-cell>
          <table:table-cell table:formula="of:=(([.E2]-16000)/(40000-16000))+1" office:value-type="float" office:value="0.742208333333333" calcext:value-type="float">
            <text:p>0.7422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4" calcext:value-type="float">
            <text:p>-484</text:p>
          </table:table-cell>
          <table:table-cell office:value-type="float" office:value="678" calcext:value-type="float">
            <text:p>678</text:p>
          </table:table-cell>
          <table:table-cell office:value-type="float" office:value="16523" calcext:value-type="float">
            <text:p>16523</text:p>
          </table:table-cell>
          <table:table-cell office:value-type="float" office:value="2" calcext:value-type="float">
            <text:p>2</text:p>
          </table:table-cell>
          <table:table-cell office:value-type="float" office:value="16543" calcext:value-type="float">
            <text:p>16543</text:p>
          </table:table-cell>
          <table:table-cell table:formula="of:=(([.E3]-16000)/(40000-16000))+1" office:value-type="float" office:value="1.022625" calcext:value-type="float">
            <text:p>1.02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float" office:value="-26558" calcext:value-type="float">
            <text:p>-26558</text:p>
          </table:table-cell>
          <table:table-cell office:value-type="float" office:value="18930" calcext:value-type="float">
            <text:p>18930</text:p>
          </table:table-cell>
          <table:table-cell office:value-type="float" office:value="2" calcext:value-type="float">
            <text:p>2</text:p>
          </table:table-cell>
          <table:table-cell office:value-type="float" office:value="34939" calcext:value-type="float">
            <text:p>34939</text:p>
          </table:table-cell>
          <table:table-cell table:formula="of:=(([.E4]-16000)/(40000-16000))+1" office:value-type="float" office:value="1.789125" calcext:value-type="float">
            <text:p>1.789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82" calcext:value-type="float">
            <text:p>-582</text:p>
          </table:table-cell>
          <table:table-cell office:value-type="float" office:value="634" calcext:value-type="float">
            <text:p>634</text:p>
          </table:table-cell>
          <table:table-cell office:value-type="float" office:value="16678" calcext:value-type="float">
            <text:p>16678</text:p>
          </table:table-cell>
          <table:table-cell office:value-type="float" office:value="3" calcext:value-type="float">
            <text:p>3</text:p>
          </table:table-cell>
          <table:table-cell office:value-type="float" office:value="16700" calcext:value-type="float">
            <text:p>16700</text:p>
          </table:table-cell>
          <table:table-cell table:formula="of:=(([.E5]-16000)/(40000-16000))+1" office:value-type="float" office:value="1.02916666666667" calcext:value-type="float">
            <text:p>1.029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0592" calcext:value-type="float">
            <text:p>-20592</text:p>
          </table:table-cell>
          <table:table-cell office:value-type="float" office:value="15799" calcext:value-type="float">
            <text:p>15799</text:p>
          </table:table-cell>
          <table:table-cell office:value-type="float" office:value="29162" calcext:value-type="float">
            <text:p>29162</text:p>
          </table:table-cell>
          <table:table-cell office:value-type="float" office:value="3" calcext:value-type="float">
            <text:p>3</text:p>
          </table:table-cell>
          <table:table-cell office:value-type="float" office:value="39039" calcext:value-type="float">
            <text:p>39039</text:p>
          </table:table-cell>
          <table:table-cell table:formula="of:=(([.E6]-16000)/(40000-16000))+1" office:value-type="float" office:value="1.95995833333333" calcext:value-type="float">
            <text:p>1.959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1662" calcext:value-type="float">
            <text:p>-31662</text:p>
          </table:table-cell>
          <table:table-cell office:value-type="float" office:value="-21102" calcext:value-type="float">
            <text:p>-21102</text:p>
          </table:table-cell>
          <table:table-cell office:value-type="float" office:value="16298" calcext:value-type="float">
            <text:p>16298</text:p>
          </table:table-cell>
          <table:table-cell office:value-type="float" office:value="3" calcext:value-type="float">
            <text:p>3</text:p>
          </table:table-cell>
          <table:table-cell office:value-type="float" office:value="41393" calcext:value-type="float">
            <text:p>41393</text:p>
          </table:table-cell>
          <table:table-cell table:formula="of:=(([.E7]-16000)/(40000-16000))+1" office:value-type="float" office:value="2.05804166666667" calcext:value-type="float">
            <text:p>2.058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68" calcext:value-type="float">
            <text:p>-668</text:p>
          </table:table-cell>
          <table:table-cell office:value-type="float" office:value="688" calcext:value-type="float">
            <text:p>688</text:p>
          </table:table-cell>
          <table:table-cell office:value-type="float" office:value="16459" calcext:value-type="float">
            <text:p>16459</text:p>
          </table:table-cell>
          <table:table-cell office:value-type="float" office:value="4" calcext:value-type="float">
            <text:p>4</text:p>
          </table:table-cell>
          <table:table-cell office:value-type="float" office:value="16486" calcext:value-type="float">
            <text:p>16486</text:p>
          </table:table-cell>
          <table:table-cell table:formula="of:=(([.E8]-16000)/(40000-16000))+1" office:value-type="float" office:value="1.02025" calcext:value-type="float">
            <text:p>1.0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365" calcext:value-type="float">
            <text:p>-4365</text:p>
          </table:table-cell>
          <table:table-cell office:value-type="float" office:value="32760" calcext:value-type="float">
            <text:p>32760</text:p>
          </table:table-cell>
          <table:table-cell office:value-type="float" office:value="29002" calcext:value-type="float">
            <text:p>29002</text:p>
          </table:table-cell>
          <table:table-cell office:value-type="float" office:value="4" calcext:value-type="float">
            <text:p>4</text:p>
          </table:table-cell>
          <table:table-cell office:value-type="float" office:value="43970" calcext:value-type="float">
            <text:p>43970</text:p>
          </table:table-cell>
          <table:table-cell table:formula="of:=(([.E9]-16000)/(40000-16000))+1" office:value-type="float" office:value="2.16541666666667" calcext:value-type="float">
            <text:p>2.165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79" calcext:value-type="float">
            <text:p>-479</text:p>
          </table:table-cell>
          <table:table-cell office:value-type="float" office:value="710" calcext:value-type="float">
            <text:p>710</text:p>
          </table:table-cell>
          <table:table-cell office:value-type="float" office:value="16681" calcext:value-type="float">
            <text:p>16681</text:p>
          </table:table-cell>
          <table:table-cell office:value-type="float" office:value="5" calcext:value-type="float">
            <text:p>5</text:p>
          </table:table-cell>
          <table:table-cell office:value-type="float" office:value="16702" calcext:value-type="float">
            <text:p>16702</text:p>
          </table:table-cell>
          <table:table-cell table:formula="of:=(([.E10]-16000)/(40000-16000))+1" office:value-type="float" office:value="1.02925" calcext:value-type="float">
            <text:p>1.029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23214" calcext:value-type="float">
            <text:p>23214</text:p>
          </table:table-cell>
          <table:table-cell office:value-type="float" office:value="10329" calcext:value-type="float">
            <text:p>10329</text:p>
          </table:table-cell>
          <table:table-cell office:value-type="float" office:value="5" calcext:value-type="float">
            <text:p>5</text:p>
          </table:table-cell>
          <table:table-cell office:value-type="float" office:value="25906" calcext:value-type="float">
            <text:p>25906</text:p>
          </table:table-cell>
          <table:table-cell table:formula="of:=(([.E11]-16000)/(40000-16000))+1" office:value-type="float" office:value="1.41275" calcext:value-type="float">
            <text:p>1.41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76" calcext:value-type="float">
            <text:p>-576</text:p>
          </table:table-cell>
          <table:table-cell office:value-type="float" office:value="659" calcext:value-type="float">
            <text:p>659</text:p>
          </table:table-cell>
          <table:table-cell office:value-type="float" office:value="16396" calcext:value-type="float">
            <text:p>16396</text:p>
          </table:table-cell>
          <table:table-cell office:value-type="float" office:value="6" calcext:value-type="float">
            <text:p>6</text:p>
          </table:table-cell>
          <table:table-cell office:value-type="float" office:value="16419" calcext:value-type="float">
            <text:p>16419</text:p>
          </table:table-cell>
          <table:table-cell table:formula="of:=(([.E12]-16000)/(40000-16000))+1" office:value-type="float" office:value="1.01745833333333" calcext:value-type="float">
            <text:p>1.017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-12303" calcext:value-type="float">
            <text:p>-12303</text:p>
          </table:table-cell>
          <table:table-cell office:value-type="float" office:value="-3461" calcext:value-type="float">
            <text:p>-3461</text:p>
          </table:table-cell>
          <table:table-cell office:value-type="float" office:value="6" calcext:value-type="float">
            <text:p>6</text:p>
          </table:table-cell>
          <table:table-cell office:value-type="float" office:value="13883" calcext:value-type="float">
            <text:p>13883</text:p>
          </table:table-cell>
          <table:table-cell table:formula="of:=(([.E13]-16000)/(40000-16000))+1" office:value-type="float" office:value="0.911791666666667" calcext:value-type="float">
            <text:p>0.911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87" calcext:value-type="float">
            <text:p>-587</text:p>
          </table:table-cell>
          <table:table-cell office:value-type="float" office:value="666" calcext:value-type="float">
            <text:p>666</text:p>
          </table:table-cell>
          <table:table-cell office:value-type="float" office:value="16609" calcext:value-type="float">
            <text:p>16609</text:p>
          </table:table-cell>
          <table:table-cell office:value-type="float" office:value="7" calcext:value-type="float">
            <text:p>7</text:p>
          </table:table-cell>
          <table:table-cell office:value-type="float" office:value="16632" calcext:value-type="float">
            <text:p>16632</text:p>
          </table:table-cell>
          <table:table-cell table:formula="of:=(([.E14]-16000)/(40000-16000))+1" office:value-type="float" office:value="1.02633333333333" calcext:value-type="float">
            <text:p>1.026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2528" calcext:value-type="float">
            <text:p>-12528</text:p>
          </table:table-cell>
          <table:table-cell office:value-type="float" office:value="4879" calcext:value-type="float">
            <text:p>4879</text:p>
          </table:table-cell>
          <table:table-cell office:value-type="float" office:value="25958" calcext:value-type="float">
            <text:p>25958</text:p>
          </table:table-cell>
          <table:table-cell office:value-type="float" office:value="7" calcext:value-type="float">
            <text:p>7</text:p>
          </table:table-cell>
          <table:table-cell office:value-type="float" office:value="29233" calcext:value-type="float">
            <text:p>29233</text:p>
          </table:table-cell>
          <table:table-cell table:formula="of:=(([.E15]-16000)/(40000-16000))+1" office:value-type="float" office:value="1.551375" calcext:value-type="float">
            <text:p>1.55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551" calcext:value-type="float">
            <text:p>-6551</text:p>
          </table:table-cell>
          <table:table-cell office:value-type="float" office:value="18261" calcext:value-type="float">
            <text:p>18261</text:p>
          </table:table-cell>
          <table:table-cell office:value-type="float" office:value="20934" calcext:value-type="float">
            <text:p>20934</text:p>
          </table:table-cell>
          <table:table-cell office:value-type="float" office:value="124" calcext:value-type="float">
            <text:p>124</text:p>
          </table:table-cell>
          <table:table-cell office:value-type="float" office:value="28541" calcext:value-type="float">
            <text:p>28541</text:p>
          </table:table-cell>
          <table:table-cell table:formula="of:=(([.E16]-16000)/(40000-16000))+1" office:value-type="float" office:value="1.52254166666667" calcext:value-type="float">
            <text:p>1.522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-8841" calcext:value-type="float">
            <text:p>-8841</text:p>
          </table:table-cell>
          <table:table-cell office:value-type="float" office:value="12980" calcext:value-type="float">
            <text:p>12980</text:p>
          </table:table-cell>
          <table:table-cell office:value-type="float" office:value="126" calcext:value-type="float">
            <text:p>126</text:p>
          </table:table-cell>
          <table:table-cell office:value-type="float" office:value="17095" calcext:value-type="float">
            <text:p>17095</text:p>
          </table:table-cell>
          <table:table-cell table:formula="of:=(([.E17]-16000)/(40000-16000))+1" office:value-type="float" office:value="1.045625" calcext:value-type="float">
            <text:p>1.045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float" office:value="-6714" calcext:value-type="float">
            <text:p>-6714</text:p>
          </table:table-cell>
          <table:table-cell office:value-type="float" office:value="6715" calcext:value-type="float">
            <text:p>6715</text:p>
          </table:table-cell>
          <table:table-cell office:value-type="float" office:value="130" calcext:value-type="float">
            <text:p>130</text:p>
          </table:table-cell>
          <table:table-cell office:value-type="float" office:value="12433" calcext:value-type="float">
            <text:p>12433</text:p>
          </table:table-cell>
          <table:table-cell table:formula="of:=(([.E18]-16000)/(40000-16000))+1" office:value-type="float" office:value="0.851375" calcext:value-type="float">
            <text:p>0.85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77" calcext:value-type="float">
            <text:p>-477</text:p>
          </table:table-cell>
          <table:table-cell office:value-type="float" office:value="-6560" calcext:value-type="float">
            <text:p>-6560</text:p>
          </table:table-cell>
          <table:table-cell office:value-type="float" office:value="16686" calcext:value-type="float">
            <text:p>16686</text:p>
          </table:table-cell>
          <table:table-cell office:value-type="float" office:value="134" calcext:value-type="float">
            <text:p>134</text:p>
          </table:table-cell>
          <table:table-cell office:value-type="float" office:value="17935" calcext:value-type="float">
            <text:p>17935</text:p>
          </table:table-cell>
          <table:table-cell table:formula="of:=(([.E19]-16000)/(40000-16000))+1" office:value-type="float" office:value="1.080625" calcext:value-type="float">
            <text:p>1.080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float" office:value="1232" calcext:value-type="float">
            <text:p>1232</text:p>
          </table:table-cell>
          <table:table-cell office:value-type="float" office:value="14726" calcext:value-type="float">
            <text:p>14726</text:p>
          </table:table-cell>
          <table:table-cell office:value-type="float" office:value="143" calcext:value-type="float">
            <text:p>143</text:p>
          </table:table-cell>
          <table:table-cell office:value-type="float" office:value="24917" calcext:value-type="float">
            <text:p>24917</text:p>
          </table:table-cell>
          <table:table-cell table:formula="of:=(([.E20]-16000)/(40000-16000))+1" office:value-type="float" office:value="1.37154166666667" calcext:value-type="float">
            <text:p>1.371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619" calcext:value-type="float">
            <text:p>-12619</text:p>
          </table:table-cell>
          <table:table-cell office:value-type="float" office:value="751" calcext:value-type="float">
            <text:p>751</text:p>
          </table:table-cell>
          <table:table-cell office:value-type="float" office:value="4044" calcext:value-type="float">
            <text:p>4044</text:p>
          </table:table-cell>
          <table:table-cell office:value-type="float" office:value="155" calcext:value-type="float">
            <text:p>155</text:p>
          </table:table-cell>
          <table:table-cell office:value-type="float" office:value="13272" calcext:value-type="float">
            <text:p>13272</text:p>
          </table:table-cell>
          <table:table-cell table:formula="of:=(([.E21]-16000)/(40000-16000))+1" office:value-type="float" office:value="0.886333333333333" calcext:value-type="float">
            <text:p>0.886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184" calcext:value-type="float">
            <text:p>-14184</text:p>
          </table:table-cell>
          <table:table-cell office:value-type="float" office:value="19342" calcext:value-type="float">
            <text:p>19342</text:p>
          </table:table-cell>
          <table:table-cell office:value-type="float" office:value="17134" calcext:value-type="float">
            <text:p>17134</text:p>
          </table:table-cell>
          <table:table-cell office:value-type="float" office:value="157" calcext:value-type="float">
            <text:p>157</text:p>
          </table:table-cell>
          <table:table-cell office:value-type="float" office:value="29476" calcext:value-type="float">
            <text:p>29476</text:p>
          </table:table-cell>
          <table:table-cell table:formula="of:=(([.E22]-16000)/(40000-16000))+1" office:value-type="float" office:value="1.5615" calcext:value-type="float">
            <text:p>1.5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274" calcext:value-type="float">
            <text:p>-8274</text:p>
          </table:table-cell>
          <table:table-cell office:value-type="float" office:value="-7270" calcext:value-type="float">
            <text:p>-7270</text:p>
          </table:table-cell>
          <table:table-cell office:value-type="float" office:value="7354" calcext:value-type="float">
            <text:p>7354</text:p>
          </table:table-cell>
          <table:table-cell office:value-type="float" office:value="169" calcext:value-type="float">
            <text:p>169</text:p>
          </table:table-cell>
          <table:table-cell office:value-type="float" office:value="13243" calcext:value-type="float">
            <text:p>13243</text:p>
          </table:table-cell>
          <table:table-cell table:formula="of:=(([.E23]-16000)/(40000-16000))+1" office:value-type="float" office:value="0.885125" calcext:value-type="float">
            <text:p>0.885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51" calcext:value-type="float">
            <text:p>20451</text:p>
          </table:table-cell>
          <table:table-cell office:value-type="float" office:value="-5228" calcext:value-type="float">
            <text:p>-5228</text:p>
          </table:table-cell>
          <table:table-cell office:value-type="float" office:value="3707" calcext:value-type="float">
            <text:p>3707</text:p>
          </table:table-cell>
          <table:table-cell office:value-type="float" office:value="183" calcext:value-type="float">
            <text:p>183</text:p>
          </table:table-cell>
          <table:table-cell office:value-type="float" office:value="21431" calcext:value-type="float">
            <text:p>21431</text:p>
          </table:table-cell>
          <table:table-cell table:formula="of:=(([.E24]-16000)/(40000-16000))+1" office:value-type="float" office:value="1.22629166666667" calcext:value-type="float">
            <text:p>1.226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7088" calcext:value-type="float">
            <text:p>7088</text:p>
          </table:table-cell>
          <table:table-cell office:value-type="float" office:value="19781" calcext:value-type="float">
            <text:p>19781</text:p>
          </table:table-cell>
          <table:table-cell office:value-type="float" office:value="190" calcext:value-type="float">
            <text:p>190</text:p>
          </table:table-cell>
          <table:table-cell office:value-type="float" office:value="21161" calcext:value-type="float">
            <text:p>21161</text:p>
          </table:table-cell>
          <table:table-cell table:formula="of:=(([.E25]-16000)/(40000-16000))+1" office:value-type="float" office:value="1.21504166666667" calcext:value-type="float">
            <text:p>1.215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290" calcext:value-type="float">
            <text:p>-6290</text:p>
          </table:table-cell>
          <table:table-cell office:value-type="float" office:value="28697" calcext:value-type="float">
            <text:p>28697</text:p>
          </table:table-cell>
          <table:table-cell office:value-type="float" office:value="4060" calcext:value-type="float">
            <text:p>4060</text:p>
          </table:table-cell>
          <table:table-cell office:value-type="float" office:value="197" calcext:value-type="float">
            <text:p>197</text:p>
          </table:table-cell>
          <table:table-cell office:value-type="float" office:value="29657" calcext:value-type="float">
            <text:p>29657</text:p>
          </table:table-cell>
          <table:table-cell table:formula="of:=(([.E26]-16000)/(40000-16000))+1" office:value-type="float" office:value="1.56904166666667" calcext:value-type="float">
            <text:p>1.569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735" calcext:value-type="float">
            <text:p>-7735</text:p>
          </table:table-cell>
          <table:table-cell office:value-type="float" office:value="-17911" calcext:value-type="float">
            <text:p>-17911</text:p>
          </table:table-cell>
          <table:table-cell office:value-type="float" office:value="14474" calcext:value-type="float">
            <text:p>14474</text:p>
          </table:table-cell>
          <table:table-cell office:value-type="float" office:value="199" calcext:value-type="float">
            <text:p>199</text:p>
          </table:table-cell>
          <table:table-cell office:value-type="float" office:value="24292" calcext:value-type="float">
            <text:p>24292</text:p>
          </table:table-cell>
          <table:table-cell table:formula="of:=(([.E27]-16000)/(40000-16000))+1" office:value-type="float" office:value="1.3455" calcext:value-type="float">
            <text:p>1.34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-3379" calcext:value-type="float">
            <text:p>-3379</text:p>
          </table:table-cell>
          <table:table-cell office:value-type="float" office:value="11171" calcext:value-type="float">
            <text:p>11171</text:p>
          </table:table-cell>
          <table:table-cell office:value-type="float" office:value="200" calcext:value-type="float">
            <text:p>200</text:p>
          </table:table-cell>
          <table:table-cell office:value-type="float" office:value="11906" calcext:value-type="float">
            <text:p>11906</text:p>
          </table:table-cell>
          <table:table-cell table:formula="of:=(([.E28]-16000)/(40000-16000))+1" office:value-type="float" office:value="0.829416666666667" calcext:value-type="float">
            <text:p>0.829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807" calcext:value-type="float">
            <text:p>-7807</text:p>
          </table:table-cell>
          <table:table-cell office:value-type="float" office:value="-11405" calcext:value-type="float">
            <text:p>-11405</text:p>
          </table:table-cell>
          <table:table-cell office:value-type="float" office:value="19106" calcext:value-type="float">
            <text:p>19106</text:p>
          </table:table-cell>
          <table:table-cell office:value-type="float" office:value="201" calcext:value-type="float">
            <text:p>201</text:p>
          </table:table-cell>
          <table:table-cell office:value-type="float" office:value="23580" calcext:value-type="float">
            <text:p>23580</text:p>
          </table:table-cell>
          <table:table-cell table:formula="of:=(([.E29]-16000)/(40000-16000))+1" office:value-type="float" office:value="1.31583333333333" calcext:value-type="float">
            <text:p>1.315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float" office:value="-12248" calcext:value-type="float">
            <text:p>-12248</text:p>
          </table:table-cell>
          <table:table-cell office:value-type="float" office:value="22405" calcext:value-type="float">
            <text:p>22405</text:p>
          </table:table-cell>
          <table:table-cell office:value-type="float" office:value="202" calcext:value-type="float">
            <text:p>202</text:p>
          </table:table-cell>
          <table:table-cell office:value-type="float" office:value="37315" calcext:value-type="float">
            <text:p>37315</text:p>
          </table:table-cell>
          <table:table-cell table:formula="of:=(([.E30]-16000)/(40000-16000))+1" office:value-type="float" office:value="1.888125" calcext:value-type="float">
            <text:p>1.888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21" calcext:value-type="float">
            <text:p>28821</text:p>
          </table:table-cell>
          <table:table-cell office:value-type="float" office:value="1592" calcext:value-type="float">
            <text:p>1592</text:p>
          </table:table-cell>
          <table:table-cell office:value-type="float" office:value="8046" calcext:value-type="float">
            <text:p>8046</text:p>
          </table:table-cell>
          <table:table-cell office:value-type="float" office:value="212" calcext:value-type="float">
            <text:p>212</text:p>
          </table:table-cell>
          <table:table-cell office:value-type="float" office:value="29965" calcext:value-type="float">
            <text:p>29965</text:p>
          </table:table-cell>
          <table:table-cell table:formula="of:=(([.E31]-16000)/(40000-16000))+1" office:value-type="float" office:value="1.581875" calcext:value-type="float">
            <text:p>1.581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float" office:value="7287" calcext:value-type="float">
            <text:p>7287</text:p>
          </table:table-cell>
          <table:table-cell office:value-type="float" office:value="12560" calcext:value-type="float">
            <text:p>12560</text:p>
          </table:table-cell>
          <table:table-cell office:value-type="float" office:value="221" calcext:value-type="float">
            <text:p>221</text:p>
          </table:table-cell>
          <table:table-cell office:value-type="float" office:value="28757" calcext:value-type="float">
            <text:p>28757</text:p>
          </table:table-cell>
          <table:table-cell table:formula="of:=(([.E32]-16000)/(40000-16000))+1" office:value-type="float" office:value="1.53154166666667" calcext:value-type="float">
            <text:p>1.531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2384" calcext:value-type="float">
            <text:p>-22384</text:p>
          </table:table-cell>
          <table:table-cell office:value-type="float" office:value="26433" calcext:value-type="float">
            <text:p>26433</text:p>
          </table:table-cell>
          <table:table-cell office:value-type="float" office:value="-8141" calcext:value-type="float">
            <text:p>-8141</text:p>
          </table:table-cell>
          <table:table-cell office:value-type="float" office:value="222" calcext:value-type="float">
            <text:p>222</text:p>
          </table:table-cell>
          <table:table-cell office:value-type="float" office:value="35581" calcext:value-type="float">
            <text:p>35581</text:p>
          </table:table-cell>
          <table:table-cell table:formula="of:=(([.E33]-16000)/(40000-16000))+1" office:value-type="float" office:value="1.815875" calcext:value-type="float">
            <text:p>1.815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-6114" calcext:value-type="float">
            <text:p>-6114</text:p>
          </table:table-cell>
          <table:table-cell office:value-type="float" office:value="13875" calcext:value-type="float">
            <text:p>13875</text:p>
          </table:table-cell>
          <table:table-cell office:value-type="float" office:value="224" calcext:value-type="float">
            <text:p>224</text:p>
          </table:table-cell>
          <table:table-cell office:value-type="float" office:value="19469" calcext:value-type="float">
            <text:p>19469</text:p>
          </table:table-cell>
          <table:table-cell table:formula="of:=(([.E34]-16000)/(40000-16000))+1" office:value-type="float" office:value="1.14454166666667" calcext:value-type="float">
            <text:p>1.144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717" calcext:value-type="float">
            <text:p>-6717</text:p>
          </table:table-cell>
          <table:table-cell office:value-type="float" office:value="-5637" calcext:value-type="float">
            <text:p>-5637</text:p>
          </table:table-cell>
          <table:table-cell office:value-type="float" office:value="20040" calcext:value-type="float">
            <text:p>20040</text:p>
          </table:table-cell>
          <table:table-cell office:value-type="float" office:value="225" calcext:value-type="float">
            <text:p>225</text:p>
          </table:table-cell>
          <table:table-cell office:value-type="float" office:value="21874" calcext:value-type="float">
            <text:p>21874</text:p>
          </table:table-cell>
          <table:table-cell table:formula="of:=(([.E35]-16000)/(40000-16000))+1" office:value-type="float" office:value="1.24475" calcext:value-type="float">
            <text:p>1.244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548" calcext:value-type="float">
            <text:p>-19548</text:p>
          </table:table-cell>
          <table:table-cell office:value-type="float" office:value="-14030" calcext:value-type="float">
            <text:p>-14030</text:p>
          </table:table-cell>
          <table:table-cell office:value-type="float" office:value="20546" calcext:value-type="float">
            <text:p>20546</text:p>
          </table:table-cell>
          <table:table-cell office:value-type="float" office:value="226" calcext:value-type="float">
            <text:p>226</text:p>
          </table:table-cell>
          <table:table-cell office:value-type="float" office:value="31640" calcext:value-type="float">
            <text:p>31640</text:p>
          </table:table-cell>
          <table:table-cell table:formula="of:=(([.E36]-16000)/(40000-16000))+1" office:value-type="float" office:value="1.65166666666667" calcext:value-type="float">
            <text:p>1.651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210" calcext:value-type="float">
            <text:p>-21210</text:p>
          </table:table-cell>
          <table:table-cell office:value-type="float" office:value="-29556" calcext:value-type="float">
            <text:p>-29556</text:p>
          </table:table-cell>
          <table:table-cell office:value-type="float" office:value="15009" calcext:value-type="float">
            <text:p>15009</text:p>
          </table:table-cell>
          <table:table-cell office:value-type="float" office:value="227" calcext:value-type="float">
            <text:p>227</text:p>
          </table:table-cell>
          <table:table-cell office:value-type="float" office:value="39353" calcext:value-type="float">
            <text:p>39353</text:p>
          </table:table-cell>
          <table:table-cell table:formula="of:=(([.E37]-16000)/(40000-16000))+1" office:value-type="float" office:value="1.97304166666667" calcext:value-type="float">
            <text:p>1.973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160" calcext:value-type="float">
            <text:p>-15160</text:p>
          </table:table-cell>
          <table:table-cell office:value-type="float" office:value="4560" calcext:value-type="float">
            <text:p>4560</text:p>
          </table:table-cell>
          <table:table-cell office:value-type="float" office:value="13539" calcext:value-type="float">
            <text:p>13539</text:p>
          </table:table-cell>
          <table:table-cell office:value-type="float" office:value="228" calcext:value-type="float">
            <text:p>228</text:p>
          </table:table-cell>
          <table:table-cell office:value-type="float" office:value="20830" calcext:value-type="float">
            <text:p>20830</text:p>
          </table:table-cell>
          <table:table-cell table:formula="of:=(([.E38]-16000)/(40000-16000))+1" office:value-type="float" office:value="1.20125" calcext:value-type="float">
            <text:p>1.20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334" calcext:value-type="float">
            <text:p>-6334</text:p>
          </table:table-cell>
          <table:table-cell office:value-type="float" office:value="10591" calcext:value-type="float">
            <text:p>10591</text:p>
          </table:table-cell>
          <table:table-cell office:value-type="float" office:value="8345" calcext:value-type="float">
            <text:p>8345</text:p>
          </table:table-cell>
          <table:table-cell office:value-type="float" office:value="229" calcext:value-type="float">
            <text:p>229</text:p>
          </table:table-cell>
          <table:table-cell office:value-type="float" office:value="14897" calcext:value-type="float">
            <text:p>14897</text:p>
          </table:table-cell>
          <table:table-cell table:formula="of:=(([.E39]-16000)/(40000-16000))+1" office:value-type="float" office:value="0.954041666666667" calcext:value-type="float">
            <text:p>0.954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27105" calcext:value-type="float">
            <text:p>27105</text:p>
          </table:table-cell>
          <table:table-cell office:value-type="float" office:value="30335" calcext:value-type="float">
            <text:p>30335</text:p>
          </table:table-cell>
          <table:table-cell office:value-type="float" office:value="230" calcext:value-type="float">
            <text:p>230</text:p>
          </table:table-cell>
          <table:table-cell office:value-type="float" office:value="52231" calcext:value-type="float">
            <text:p>52231</text:p>
          </table:table-cell>
          <table:table-cell table:formula="of:=(([.E40]-16000)/(40000-16000))+1" office:value-type="float" office:value="2.509625" calcext:value-type="float">
            <text:p>2.509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float" office:value="587" calcext:value-type="float">
            <text:p>587</text:p>
          </table:table-cell>
          <table:table-cell office:value-type="float" office:value="5176" calcext:value-type="float">
            <text:p>5176</text:p>
          </table:table-cell>
          <table:table-cell office:value-type="float" office:value="231" calcext:value-type="float">
            <text:p>231</text:p>
          </table:table-cell>
          <table:table-cell office:value-type="float" office:value="29462" calcext:value-type="float">
            <text:p>29462</text:p>
          </table:table-cell>
          <table:table-cell table:formula="of:=(([.E41]-16000)/(40000-16000))+1" office:value-type="float" office:value="1.56091666666667" calcext:value-type="float">
            <text:p>1.560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93" calcext:value-type="float">
            <text:p>16093</text:p>
          </table:table-cell>
          <table:table-cell office:value-type="float" office:value="1262" calcext:value-type="float">
            <text:p>1262</text:p>
          </table:table-cell>
          <table:table-cell office:value-type="float" office:value="23888" calcext:value-type="float">
            <text:p>23888</text:p>
          </table:table-cell>
          <table:table-cell office:value-type="float" office:value="232" calcext:value-type="float">
            <text:p>232</text:p>
          </table:table-cell>
          <table:table-cell office:value-type="float" office:value="28830" calcext:value-type="float">
            <text:p>28830</text:p>
          </table:table-cell>
          <table:table-cell table:formula="of:=(([.E42]-16000)/(40000-16000))+1" office:value-type="float" office:value="1.53458333333333" calcext:value-type="float">
            <text:p>1.534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-2777" calcext:value-type="float">
            <text:p>-2777</text:p>
          </table:table-cell>
          <table:table-cell office:value-type="float" office:value="-490" calcext:value-type="float">
            <text:p>-490</text:p>
          </table:table-cell>
          <table:table-cell office:value-type="float" office:value="233" calcext:value-type="float">
            <text:p>233</text:p>
          </table:table-cell>
          <table:table-cell office:value-type="float" office:value="5807" calcext:value-type="float">
            <text:p>5807</text:p>
          </table:table-cell>
          <table:table-cell table:formula="of:=(([.E43]-16000)/(40000-16000))+1" office:value-type="float" office:value="0.575291666666667" calcext:value-type="float">
            <text:p>0.575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897" calcext:value-type="float">
            <text:p>-30897</text:p>
          </table:table-cell>
          <table:table-cell office:value-type="float" office:value="-17427" calcext:value-type="float">
            <text:p>-17427</text:p>
          </table:table-cell>
          <table:table-cell office:value-type="float" office:value="23459" calcext:value-type="float">
            <text:p>23459</text:p>
          </table:table-cell>
          <table:table-cell office:value-type="float" office:value="234" calcext:value-type="float">
            <text:p>234</text:p>
          </table:table-cell>
          <table:table-cell office:value-type="float" office:value="42528" calcext:value-type="float">
            <text:p>42528</text:p>
          </table:table-cell>
          <table:table-cell table:formula="of:=(([.E44]-16000)/(40000-16000))+1" office:value-type="float" office:value="2.10533333333333" calcext:value-type="float">
            <text:p>2.105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480" calcext:value-type="float">
            <text:p>-10480</text:p>
          </table:table-cell>
          <table:table-cell office:value-type="float" office:value="-6648" calcext:value-type="float">
            <text:p>-6648</text:p>
          </table:table-cell>
          <table:table-cell office:value-type="float" office:value="14226" calcext:value-type="float">
            <text:p>14226</text:p>
          </table:table-cell>
          <table:table-cell office:value-type="float" office:value="235" calcext:value-type="float">
            <text:p>235</text:p>
          </table:table-cell>
          <table:table-cell office:value-type="float" office:value="18878" calcext:value-type="float">
            <text:p>18878</text:p>
          </table:table-cell>
          <table:table-cell table:formula="of:=(([.E45]-16000)/(40000-16000))+1" office:value-type="float" office:value="1.11991666666667" calcext:value-type="float">
            <text:p>1.11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924" calcext:value-type="float">
            <text:p>-12924</text:p>
          </table:table-cell>
          <table:table-cell office:value-type="float" office:value="-5033" calcext:value-type="float">
            <text:p>-5033</text:p>
          </table:table-cell>
          <table:table-cell office:value-type="float" office:value="9341" calcext:value-type="float">
            <text:p>9341</text:p>
          </table:table-cell>
          <table:table-cell office:value-type="float" office:value="236" calcext:value-type="float">
            <text:p>236</text:p>
          </table:table-cell>
          <table:table-cell office:value-type="float" office:value="16721" calcext:value-type="float">
            <text:p>16721</text:p>
          </table:table-cell>
          <table:table-cell table:formula="of:=(([.E46]-16000)/(40000-16000))+1" office:value-type="float" office:value="1.03004166666667" calcext:value-type="float">
            <text:p>1.030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912" calcext:value-type="float">
            <text:p>-30912</text:p>
          </table:table-cell>
          <table:table-cell office:value-type="float" office:value="28106" calcext:value-type="float">
            <text:p>28106</text:p>
          </table:table-cell>
          <table:table-cell office:value-type="float" office:value="5749" calcext:value-type="float">
            <text:p>5749</text:p>
          </table:table-cell>
          <table:table-cell office:value-type="float" office:value="238" calcext:value-type="float">
            <text:p>238</text:p>
          </table:table-cell>
          <table:table-cell office:value-type="float" office:value="42172" calcext:value-type="float">
            <text:p>42172</text:p>
          </table:table-cell>
          <table:table-cell table:formula="of:=(([.E47]-16000)/(40000-16000))+1" office:value-type="float" office:value="2.0905" calcext:value-type="float">
            <text:p>2.09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11819" calcext:value-type="float">
            <text:p>11819</text:p>
          </table:table-cell>
          <table:table-cell office:value-type="float" office:value="25072" calcext:value-type="float">
            <text:p>25072</text:p>
          </table:table-cell>
          <table:table-cell office:value-type="float" office:value="239" calcext:value-type="float">
            <text:p>239</text:p>
          </table:table-cell>
          <table:table-cell office:value-type="float" office:value="28117" calcext:value-type="float">
            <text:p>28117</text:p>
          </table:table-cell>
          <table:table-cell table:formula="of:=(([.E48]-16000)/(40000-16000))+1" office:value-type="float" office:value="1.504875" calcext:value-type="float">
            <text:p>1.504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96" calcext:value-type="float">
            <text:p>21996</text:p>
          </table:table-cell>
          <table:table-cell office:value-type="float" office:value="-7110" calcext:value-type="float">
            <text:p>-7110</text:p>
          </table:table-cell>
          <table:table-cell office:value-type="float" office:value="-9355" calcext:value-type="float">
            <text:p>-9355</text:p>
          </table:table-cell>
          <table:table-cell office:value-type="float" office:value="240" calcext:value-type="float">
            <text:p>240</text:p>
          </table:table-cell>
          <table:table-cell office:value-type="float" office:value="24937" calcext:value-type="float">
            <text:p>24937</text:p>
          </table:table-cell>
          <table:table-cell table:formula="of:=(([.E49]-16000)/(40000-16000))+1" office:value-type="float" office:value="1.372375" calcext:value-type="float">
            <text:p>1.372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660" calcext:value-type="float">
            <text:p>-10660</text:p>
          </table:table-cell>
          <table:table-cell office:value-type="float" office:value="-6856" calcext:value-type="float">
            <text:p>-6856</text:p>
          </table:table-cell>
          <table:table-cell office:value-type="float" office:value="9784" calcext:value-type="float">
            <text:p>9784</text:p>
          </table:table-cell>
          <table:table-cell office:value-type="float" office:value="241" calcext:value-type="float">
            <text:p>241</text:p>
          </table:table-cell>
          <table:table-cell office:value-type="float" office:value="16011" calcext:value-type="float">
            <text:p>16011</text:p>
          </table:table-cell>
          <table:table-cell table:formula="of:=(([.E50]-16000)/(40000-16000))+1" office:value-type="float" office:value="1.00045833333333" calcext:value-type="float">
            <text:p>1.000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6" calcext:value-type="float">
            <text:p>9786</text:p>
          </table:table-cell>
          <table:table-cell office:value-type="float" office:value="-18169" calcext:value-type="float">
            <text:p>-18169</text:p>
          </table:table-cell>
          <table:table-cell office:value-type="float" office:value="10854" calcext:value-type="float">
            <text:p>10854</text:p>
          </table:table-cell>
          <table:table-cell office:value-type="float" office:value="243" calcext:value-type="float">
            <text:p>243</text:p>
          </table:table-cell>
          <table:table-cell office:value-type="float" office:value="23317" calcext:value-type="float">
            <text:p>23317</text:p>
          </table:table-cell>
          <table:table-cell table:formula="of:=(([.E51]-16000)/(40000-16000))+1" office:value-type="float" office:value="1.304875" calcext:value-type="float">
            <text:p>1.304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418" calcext:value-type="float">
            <text:p>3418</text:p>
          </table:table-cell>
          <table:table-cell office:value-type="float" office:value="29263" calcext:value-type="float">
            <text:p>29263</text:p>
          </table:table-cell>
          <table:table-cell office:value-type="float" office:value="244" calcext:value-type="float">
            <text:p>244</text:p>
          </table:table-cell>
          <table:table-cell office:value-type="float" office:value="29641" calcext:value-type="float">
            <text:p>29641</text:p>
          </table:table-cell>
          <table:table-cell table:formula="of:=(([.E52]-16000)/(40000-16000))+1" office:value-type="float" office:value="1.568375" calcext:value-type="float">
            <text:p>1.56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5687" calcext:value-type="float">
            <text:p>5687</text:p>
          </table:table-cell>
          <table:table-cell office:value-type="float" office:value="23304" calcext:value-type="float">
            <text:p>23304</text:p>
          </table:table-cell>
          <table:table-cell office:value-type="float" office:value="245" calcext:value-type="float">
            <text:p>245</text:p>
          </table:table-cell>
          <table:table-cell office:value-type="float" office:value="24038" calcext:value-type="float">
            <text:p>24038</text:p>
          </table:table-cell>
          <table:table-cell table:formula="of:=(([.E53]-16000)/(40000-16000))+1" office:value-type="float" office:value="1.33491666666667" calcext:value-type="float">
            <text:p>1.334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582" calcext:value-type="float">
            <text:p>-3582</text:p>
          </table:table-cell>
          <table:table-cell office:value-type="float" office:value="31237" calcext:value-type="float">
            <text:p>31237</text:p>
          </table:table-cell>
          <table:table-cell office:value-type="float" office:value="-6066" calcext:value-type="float">
            <text:p>-6066</text:p>
          </table:table-cell>
          <table:table-cell office:value-type="float" office:value="246" calcext:value-type="float">
            <text:p>246</text:p>
          </table:table-cell>
          <table:table-cell office:value-type="float" office:value="32021" calcext:value-type="float">
            <text:p>32021</text:p>
          </table:table-cell>
          <table:table-cell table:formula="of:=(([.E54]-16000)/(40000-16000))+1" office:value-type="float" office:value="1.66754166666667" calcext:value-type="float">
            <text:p>1.667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10123" calcext:value-type="float">
            <text:p>10123</text:p>
          </table:table-cell>
          <table:table-cell office:value-type="float" office:value="23671" calcext:value-type="float">
            <text:p>23671</text:p>
          </table:table-cell>
          <table:table-cell office:value-type="float" office:value="247" calcext:value-type="float">
            <text:p>247</text:p>
          </table:table-cell>
          <table:table-cell office:value-type="float" office:value="26590" calcext:value-type="float">
            <text:p>26590</text:p>
          </table:table-cell>
          <table:table-cell table:formula="of:=(([.E55]-16000)/(40000-16000))+1" office:value-type="float" office:value="1.44125" calcext:value-type="float">
            <text:p>1.44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964" calcext:value-type="float">
            <text:p>-17964</text:p>
          </table:table-cell>
          <table:table-cell office:value-type="float" office:value="-2662" calcext:value-type="float">
            <text:p>-2662</text:p>
          </table:table-cell>
          <table:table-cell office:value-type="float" office:value="-764" calcext:value-type="float">
            <text:p>-764</text:p>
          </table:table-cell>
          <table:table-cell office:value-type="float" office:value="248" calcext:value-type="float">
            <text:p>248</text:p>
          </table:table-cell>
          <table:table-cell office:value-type="float" office:value="18176" calcext:value-type="float">
            <text:p>18176</text:p>
          </table:table-cell>
          <table:table-cell table:formula="of:=(([.E56]-16000)/(40000-16000))+1" office:value-type="float" office:value="1.09066666666667" calcext:value-type="float">
            <text:p>1.090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870" calcext:value-type="float">
            <text:p>-25870</text:p>
          </table:table-cell>
          <table:table-cell office:value-type="float" office:value="-527" calcext:value-type="float">
            <text:p>-527</text:p>
          </table:table-cell>
          <table:table-cell office:value-type="float" office:value="7826" calcext:value-type="float">
            <text:p>7826</text:p>
          </table:table-cell>
          <table:table-cell office:value-type="float" office:value="249" calcext:value-type="float">
            <text:p>249</text:p>
          </table:table-cell>
          <table:table-cell office:value-type="float" office:value="27032" calcext:value-type="float">
            <text:p>27032</text:p>
          </table:table-cell>
          <table:table-cell table:formula="of:=(([.E57]-16000)/(40000-16000))+1" office:value-type="float" office:value="1.45966666666667" calcext:value-type="float">
            <text:p>1.459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-12525" calcext:value-type="float">
            <text:p>-12525</text:p>
          </table:table-cell>
          <table:table-cell office:value-type="float" office:value="28560" calcext:value-type="float">
            <text:p>28560</text:p>
          </table:table-cell>
          <table:table-cell office:value-type="float" office:value="250" calcext:value-type="float">
            <text:p>250</text:p>
          </table:table-cell>
          <table:table-cell office:value-type="float" office:value="31868" calcext:value-type="float">
            <text:p>31868</text:p>
          </table:table-cell>
          <table:table-cell table:formula="of:=(([.E58]-16000)/(40000-16000))+1" office:value-type="float" office:value="1.66116666666667" calcext:value-type="float">
            <text:p>1.661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04" calcext:value-type="float">
            <text:p>-1404</text:p>
          </table:table-cell>
          <table:table-cell office:value-type="float" office:value="-230" calcext:value-type="float">
            <text:p>-230</text:p>
          </table:table-cell>
          <table:table-cell office:value-type="float" office:value="15682" calcext:value-type="float">
            <text:p>15682</text:p>
          </table:table-cell>
          <table:table-cell office:value-type="float" office:value="70" calcext:value-type="float">
            <text:p>70</text:p>
          </table:table-cell>
          <table:table-cell office:value-type="float" office:value="15746" calcext:value-type="float">
            <text:p>15746</text:p>
          </table:table-cell>
          <table:table-cell table:formula="of:=(([.E59]-16000)/(40000-16000))+1" office:value-type="float" office:value="0.989416666666667" calcext:value-type="float">
            <text:p>0.989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75" calcext:value-type="float">
            <text:p>-1375</text:p>
          </table:table-cell>
          <table:table-cell office:value-type="float" office:value="-196" calcext:value-type="float">
            <text:p>-196</text:p>
          </table:table-cell>
          <table:table-cell office:value-type="float" office:value="15624" calcext:value-type="float">
            <text:p>15624</text:p>
          </table:table-cell>
          <table:table-cell office:value-type="float" office:value="72" calcext:value-type="float">
            <text:p>72</text:p>
          </table:table-cell>
          <table:table-cell office:value-type="float" office:value="15685" calcext:value-type="float">
            <text:p>15685</text:p>
          </table:table-cell>
          <table:table-cell table:formula="of:=(([.E60]-16000)/(40000-16000))+1" office:value-type="float" office:value="0.986875" calcext:value-type="float">
            <text:p>0.986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5" calcext:value-type="float">
            <text:p>-1425</text:p>
          </table:table-cell>
          <table:table-cell office:value-type="float" office:value="-166" calcext:value-type="float">
            <text:p>-166</text:p>
          </table:table-cell>
          <table:table-cell office:value-type="float" office:value="15589" calcext:value-type="float">
            <text:p>15589</text:p>
          </table:table-cell>
          <table:table-cell office:value-type="float" office:value="73" calcext:value-type="float">
            <text:p>73</text:p>
          </table:table-cell>
          <table:table-cell office:value-type="float" office:value="15654" calcext:value-type="float">
            <text:p>15654</text:p>
          </table:table-cell>
          <table:table-cell table:formula="of:=(([.E61]-16000)/(40000-16000))+1" office:value-type="float" office:value="0.985583333333333" calcext:value-type="float">
            <text:p>0.985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1" calcext:value-type="float">
            <text:p>-1431</text:p>
          </table:table-cell>
          <table:table-cell office:value-type="float" office:value="-135" calcext:value-type="float">
            <text:p>-135</text:p>
          </table:table-cell>
          <table:table-cell office:value-type="float" office:value="15844" calcext:value-type="float">
            <text:p>15844</text:p>
          </table:table-cell>
          <table:table-cell office:value-type="float" office:value="74" calcext:value-type="float">
            <text:p>74</text:p>
          </table:table-cell>
          <table:table-cell office:value-type="float" office:value="15909" calcext:value-type="float">
            <text:p>15909</text:p>
          </table:table-cell>
          <table:table-cell table:formula="of:=(([.E62]-16000)/(40000-16000))+1" office:value-type="float" office:value="0.996208333333333" calcext:value-type="float">
            <text:p>0.996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92" calcext:value-type="float">
            <text:p>-1392</text:p>
          </table:table-cell>
          <table:table-cell office:value-type="float" office:value="-157" calcext:value-type="float">
            <text:p>-157</text:p>
          </table:table-cell>
          <table:table-cell office:value-type="float" office:value="15662" calcext:value-type="float">
            <text:p>15662</text:p>
          </table:table-cell>
          <table:table-cell office:value-type="float" office:value="76" calcext:value-type="float">
            <text:p>76</text:p>
          </table:table-cell>
          <table:table-cell office:value-type="float" office:value="15724" calcext:value-type="float">
            <text:p>15724</text:p>
          </table:table-cell>
          <table:table-cell table:formula="of:=(([.E63]-16000)/(40000-16000))+1" office:value-type="float" office:value="0.9885" calcext:value-type="float">
            <text:p>0.98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69" calcext:value-type="float">
            <text:p>-1369</text:p>
          </table:table-cell>
          <table:table-cell office:value-type="float" office:value="-173" calcext:value-type="float">
            <text:p>-173</text:p>
          </table:table-cell>
          <table:table-cell office:value-type="float" office:value="15586" calcext:value-type="float">
            <text:p>15586</text:p>
          </table:table-cell>
          <table:table-cell office:value-type="float" office:value="77" calcext:value-type="float">
            <text:p>77</text:p>
          </table:table-cell>
          <table:table-cell office:value-type="float" office:value="15646" calcext:value-type="float">
            <text:p>15646</text:p>
          </table:table-cell>
          <table:table-cell table:formula="of:=(([.E64]-16000)/(40000-16000))+1" office:value-type="float" office:value="0.98525" calcext:value-type="float">
            <text:p>0.98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21" calcext:value-type="float">
            <text:p>-1421</text:p>
          </table:table-cell>
          <table:table-cell office:value-type="float" office:value="-198" calcext:value-type="float">
            <text:p>-198</text:p>
          </table:table-cell>
          <table:table-cell office:value-type="float" office:value="15662" calcext:value-type="float">
            <text:p>15662</text:p>
          </table:table-cell>
          <table:table-cell office:value-type="float" office:value="78" calcext:value-type="float">
            <text:p>78</text:p>
          </table:table-cell>
          <table:table-cell office:value-type="float" office:value="15727" calcext:value-type="float">
            <text:p>15727</text:p>
          </table:table-cell>
          <table:table-cell table:formula="of:=(([.E65]-16000)/(40000-16000))+1" office:value-type="float" office:value="0.988625" calcext:value-type="float">
            <text:p>0.98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5" calcext:value-type="float">
            <text:p>-1455</text:p>
          </table:table-cell>
          <table:table-cell office:value-type="float" office:value="-186" calcext:value-type="float">
            <text:p>-186</text:p>
          </table:table-cell>
          <table:table-cell office:value-type="float" office:value="15561" calcext:value-type="float">
            <text:p>15561</text:p>
          </table:table-cell>
          <table:table-cell office:value-type="float" office:value="79" calcext:value-type="float">
            <text:p>79</text:p>
          </table:table-cell>
          <table:table-cell office:value-type="float" office:value="15629" calcext:value-type="float">
            <text:p>15629</text:p>
          </table:table-cell>
          <table:table-cell table:formula="of:=(([.E66]-16000)/(40000-16000))+1" office:value-type="float" office:value="0.984541666666667" calcext:value-type="float">
            <text:p>0.984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72" calcext:value-type="float">
            <text:p>-1372</text:p>
          </table:table-cell>
          <table:table-cell office:value-type="float" office:value="-138" calcext:value-type="float">
            <text:p>-138</text:p>
          </table:table-cell>
          <table:table-cell office:value-type="float" office:value="15588" calcext:value-type="float">
            <text:p>15588</text:p>
          </table:table-cell>
          <table:table-cell office:value-type="float" office:value="85" calcext:value-type="float">
            <text:p>85</text:p>
          </table:table-cell>
          <table:table-cell office:value-type="float" office:value="15648" calcext:value-type="float">
            <text:p>15648</text:p>
          </table:table-cell>
          <table:table-cell table:formula="of:=(([.E67]-16000)/(40000-16000))+1" office:value-type="float" office:value="0.985333333333333" calcext:value-type="float">
            <text:p>0.985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0" calcext:value-type="float">
            <text:p>-1430</text:p>
          </table:table-cell>
          <table:table-cell office:value-type="float" office:value="-157" calcext:value-type="float">
            <text:p>-157</text:p>
          </table:table-cell>
          <table:table-cell office:value-type="float" office:value="15636" calcext:value-type="float">
            <text:p>15636</text:p>
          </table:table-cell>
          <table:table-cell office:value-type="float" office:value="86" calcext:value-type="float">
            <text:p>86</text:p>
          </table:table-cell>
          <table:table-cell office:value-type="float" office:value="15702" calcext:value-type="float">
            <text:p>15702</text:p>
          </table:table-cell>
          <table:table-cell table:formula="of:=(([.E68]-16000)/(40000-16000))+1" office:value-type="float" office:value="0.987583333333333" calcext:value-type="float">
            <text:p>0.987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97" calcext:value-type="float">
            <text:p>-1397</text:p>
          </table:table-cell>
          <table:table-cell office:value-type="float" office:value="-221" calcext:value-type="float">
            <text:p>-221</text:p>
          </table:table-cell>
          <table:table-cell office:value-type="float" office:value="15573" calcext:value-type="float">
            <text:p>15573</text:p>
          </table:table-cell>
          <table:table-cell office:value-type="float" office:value="90" calcext:value-type="float">
            <text:p>90</text:p>
          </table:table-cell>
          <table:table-cell office:value-type="float" office:value="15637" calcext:value-type="float">
            <text:p>15637</text:p>
          </table:table-cell>
          <table:table-cell table:formula="of:=(([.E69]-16000)/(40000-16000))+1" office:value-type="float" office:value="0.984875" calcext:value-type="float">
            <text:p>0.984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3" calcext:value-type="float">
            <text:p>-1443</text:p>
          </table:table-cell>
          <table:table-cell office:value-type="float" office:value="-183" calcext:value-type="float">
            <text:p>-183</text:p>
          </table:table-cell>
          <table:table-cell office:value-type="float" office:value="15574" calcext:value-type="float">
            <text:p>15574</text:p>
          </table:table-cell>
          <table:table-cell office:value-type="float" office:value="92" calcext:value-type="float">
            <text:p>92</text:p>
          </table:table-cell>
          <table:table-cell office:value-type="float" office:value="15641" calcext:value-type="float">
            <text:p>15641</text:p>
          </table:table-cell>
          <table:table-cell table:formula="of:=(([.E70]-16000)/(40000-16000))+1" office:value-type="float" office:value="0.985041666666667" calcext:value-type="float">
            <text:p>0.985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31" calcext:value-type="float">
            <text:p>-1431</text:p>
          </table:table-cell>
          <table:table-cell office:value-type="float" office:value="-143" calcext:value-type="float">
            <text:p>-143</text:p>
          </table:table-cell>
          <table:table-cell office:value-type="float" office:value="15610" calcext:value-type="float">
            <text:p>15610</text:p>
          </table:table-cell>
          <table:table-cell office:value-type="float" office:value="93" calcext:value-type="float">
            <text:p>93</text:p>
          </table:table-cell>
          <table:table-cell office:value-type="float" office:value="15676" calcext:value-type="float">
            <text:p>15676</text:p>
          </table:table-cell>
          <table:table-cell table:formula="of:=(([.E71]-16000)/(40000-16000))+1" office:value-type="float" office:value="0.9865" calcext:value-type="float">
            <text:p>0.9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9" calcext:value-type="float">
            <text:p>-1449</text:p>
          </table:table-cell>
          <table:table-cell office:value-type="float" office:value="-168" calcext:value-type="float">
            <text:p>-168</text:p>
          </table:table-cell>
          <table:table-cell office:value-type="float" office:value="15555" calcext:value-type="float">
            <text:p>15555</text:p>
          </table:table-cell>
          <table:table-cell office:value-type="float" office:value="94" calcext:value-type="float">
            <text:p>94</text:p>
          </table:table-cell>
          <table:table-cell office:value-type="float" office:value="15623" calcext:value-type="float">
            <text:p>15623</text:p>
          </table:table-cell>
          <table:table-cell table:formula="of:=(([.E72]-16000)/(40000-16000))+1" office:value-type="float" office:value="0.984291666666667" calcext:value-type="float">
            <text:p>0.984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70" calcext:value-type="float">
            <text:p>-1370</text:p>
          </table:table-cell>
          <table:table-cell office:value-type="float" office:value="-175" calcext:value-type="float">
            <text:p>-175</text:p>
          </table:table-cell>
          <table:table-cell office:value-type="float" office:value="15611" calcext:value-type="float">
            <text:p>15611</text:p>
          </table:table-cell>
          <table:table-cell office:value-type="float" office:value="96" calcext:value-type="float">
            <text:p>96</text:p>
          </table:table-cell>
          <table:table-cell office:value-type="float" office:value="15671" calcext:value-type="float">
            <text:p>15671</text:p>
          </table:table-cell>
          <table:table-cell table:formula="of:=(([.E73]-16000)/(40000-16000))+1" office:value-type="float" office:value="0.986291666666667" calcext:value-type="float">
            <text:p>0.986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134" calcext:value-type="float">
            <text:p>-7134</text:p>
          </table:table-cell>
          <table:table-cell office:value-type="float" office:value="-5112" calcext:value-type="float">
            <text:p>-5112</text:p>
          </table:table-cell>
          <table:table-cell office:value-type="float" office:value="14600" calcext:value-type="float">
            <text:p>14600</text:p>
          </table:table-cell>
          <table:table-cell office:value-type="float" office:value="97" calcext:value-type="float">
            <text:p>97</text:p>
          </table:table-cell>
          <table:table-cell office:value-type="float" office:value="17034" calcext:value-type="float">
            <text:p>17034</text:p>
          </table:table-cell>
          <table:table-cell table:formula="of:=(([.E74]-16000)/(40000-16000))+1" office:value-type="float" office:value="1.04308333333333" calcext:value-type="float">
            <text:p>1.043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752" calcext:value-type="float">
            <text:p>-3752</text:p>
          </table:table-cell>
          <table:table-cell office:value-type="float" office:value="14846" calcext:value-type="float">
            <text:p>14846</text:p>
          </table:table-cell>
          <table:table-cell office:value-type="float" office:value="98" calcext:value-type="float">
            <text:p>98</text:p>
          </table:table-cell>
          <table:table-cell office:value-type="float" office:value="15316" calcext:value-type="float">
            <text:p>15316</text:p>
          </table:table-cell>
          <table:table-cell table:formula="of:=(([.E75]-16000)/(40000-16000))+1" office:value-type="float" office:value="0.9715" calcext:value-type="float">
            <text:p>0.97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0346" calcext:value-type="float">
            <text:p>20346</text:p>
          </table:table-cell>
          <table:table-cell office:value-type="float" office:value="11232" calcext:value-type="float">
            <text:p>11232</text:p>
          </table:table-cell>
          <table:table-cell office:value-type="float" office:value="100" calcext:value-type="float">
            <text:p>100</text:p>
          </table:table-cell>
          <table:table-cell office:value-type="float" office:value="23292" calcext:value-type="float">
            <text:p>23292</text:p>
          </table:table-cell>
          <table:table-cell table:formula="of:=(([.E76]-16000)/(40000-16000))+1" office:value-type="float" office:value="1.30383333333333" calcext:value-type="float">
            <text:p>1.303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7596" calcext:value-type="float">
            <text:p>7596</text:p>
          </table:table-cell>
          <table:table-cell office:value-type="float" office:value="9550" calcext:value-type="float">
            <text:p>9550</text:p>
          </table:table-cell>
          <table:table-cell office:value-type="float" office:value="102" calcext:value-type="float">
            <text:p>102</text:p>
          </table:table-cell>
          <table:table-cell office:value-type="float" office:value="12760" calcext:value-type="float">
            <text:p>12760</text:p>
          </table:table-cell>
          <table:table-cell table:formula="of:=(([.E77]-16000)/(40000-16000))+1" office:value-type="float" office:value="0.865" calcext:value-type="float">
            <text:p>0.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868" calcext:value-type="float">
            <text:p>-20868</text:p>
          </table:table-cell>
          <table:table-cell office:value-type="float" office:value="-550" calcext:value-type="float">
            <text:p>-550</text:p>
          </table:table-cell>
          <table:table-cell office:value-type="float" office:value="6915" calcext:value-type="float">
            <text:p>6915</text:p>
          </table:table-cell>
          <table:table-cell office:value-type="float" office:value="104" calcext:value-type="float">
            <text:p>104</text:p>
          </table:table-cell>
          <table:table-cell office:value-type="float" office:value="21990" calcext:value-type="float">
            <text:p>21990</text:p>
          </table:table-cell>
          <table:table-cell table:formula="of:=(([.E78]-16000)/(40000-16000))+1" office:value-type="float" office:value="1.24958333333333" calcext:value-type="float">
            <text:p>1.249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448" calcext:value-type="float">
            <text:p>-10448</text:p>
          </table:table-cell>
          <table:table-cell office:value-type="float" office:value="-6735" calcext:value-type="float">
            <text:p>-6735</text:p>
          </table:table-cell>
          <table:table-cell office:value-type="float" office:value="13853" calcext:value-type="float">
            <text:p>13853</text:p>
          </table:table-cell>
          <table:table-cell office:value-type="float" office:value="105" calcext:value-type="float">
            <text:p>105</text:p>
          </table:table-cell>
          <table:table-cell office:value-type="float" office:value="18612" calcext:value-type="float">
            <text:p>18612</text:p>
          </table:table-cell>
          <table:table-cell table:formula="of:=(([.E79]-16000)/(40000-16000))+1" office:value-type="float" office:value="1.10883333333333" calcext:value-type="float">
            <text:p>1.108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591" calcext:value-type="float">
            <text:p>-10591</text:p>
          </table:table-cell>
          <table:table-cell office:value-type="float" office:value="-9253" calcext:value-type="float">
            <text:p>-9253</text:p>
          </table:table-cell>
          <table:table-cell office:value-type="float" office:value="5960" calcext:value-type="float">
            <text:p>5960</text:p>
          </table:table-cell>
          <table:table-cell office:value-type="float" office:value="106" calcext:value-type="float">
            <text:p>106</text:p>
          </table:table-cell>
          <table:table-cell office:value-type="float" office:value="15274" calcext:value-type="float">
            <text:p>15274</text:p>
          </table:table-cell>
          <table:table-cell table:formula="of:=(([.E80]-16000)/(40000-16000))+1" office:value-type="float" office:value="0.96975" calcext:value-type="float">
            <text:p>0.96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6985" calcext:value-type="float">
            <text:p>-6985</text:p>
          </table:table-cell>
          <table:table-cell office:value-type="float" office:value="5131" calcext:value-type="float">
            <text:p>5131</text:p>
          </table:table-cell>
          <table:table-cell office:value-type="float" office:value="107" calcext:value-type="float">
            <text:p>107</text:p>
          </table:table-cell>
          <table:table-cell office:value-type="float" office:value="8715" calcext:value-type="float">
            <text:p>8715</text:p>
          </table:table-cell>
          <table:table-cell table:formula="of:=(([.E81]-16000)/(40000-16000))+1" office:value-type="float" office:value="0.696458333333333" calcext:value-type="float">
            <text:p>0.69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5511" calcext:value-type="float">
            <text:p>-5511</text:p>
          </table:table-cell>
          <table:table-cell office:value-type="float" office:value="22942" calcext:value-type="float">
            <text:p>22942</text:p>
          </table:table-cell>
          <table:table-cell office:value-type="float" office:value="108" calcext:value-type="float">
            <text:p>108</text:p>
          </table:table-cell>
          <table:table-cell office:value-type="float" office:value="23617" calcext:value-type="float">
            <text:p>23617</text:p>
          </table:table-cell>
          <table:table-cell table:formula="of:=(([.E82]-16000)/(40000-16000))+1" office:value-type="float" office:value="1.317375" calcext:value-type="float">
            <text:p>1.31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60" calcext:value-type="float">
            <text:p>32760</text:p>
          </table:table-cell>
          <table:table-cell office:value-type="float" office:value="2069" calcext:value-type="float">
            <text:p>2069</text:p>
          </table:table-cell>
          <table:table-cell office:value-type="float" office:value="13512" calcext:value-type="float">
            <text:p>13512</text:p>
          </table:table-cell>
          <table:table-cell office:value-type="float" office:value="109" calcext:value-type="float">
            <text:p>109</text:p>
          </table:table-cell>
          <table:table-cell office:value-type="float" office:value="35497" calcext:value-type="float">
            <text:p>35497</text:p>
          </table:table-cell>
          <table:table-cell table:formula="of:=(([.E83]-16000)/(40000-16000))+1" office:value-type="float" office:value="1.812375" calcext:value-type="float">
            <text:p>1.812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577" calcext:value-type="float">
            <text:p>-29577</text:p>
          </table:table-cell>
          <table:table-cell office:value-type="float" office:value="15399" calcext:value-type="float">
            <text:p>15399</text:p>
          </table:table-cell>
          <table:table-cell office:value-type="float" office:value="32760" calcext:value-type="float">
            <text:p>32760</text:p>
          </table:table-cell>
          <table:table-cell office:value-type="float" office:value="110" calcext:value-type="float">
            <text:p>110</text:p>
          </table:table-cell>
          <table:table-cell office:value-type="float" office:value="46745" calcext:value-type="float">
            <text:p>46745</text:p>
          </table:table-cell>
          <table:table-cell table:formula="of:=(([.E84]-16000)/(40000-16000))+1" office:value-type="float" office:value="2.28104166666667" calcext:value-type="float">
            <text:p>2.281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469" calcext:value-type="float">
            <text:p>-29469</text:p>
          </table:table-cell>
          <table:table-cell office:value-type="float" office:value="6531" calcext:value-type="float">
            <text:p>6531</text:p>
          </table:table-cell>
          <table:table-cell office:value-type="float" office:value="-3208" calcext:value-type="float">
            <text:p>-3208</text:p>
          </table:table-cell>
          <table:table-cell office:value-type="float" office:value="112" calcext:value-type="float">
            <text:p>112</text:p>
          </table:table-cell>
          <table:table-cell office:value-type="float" office:value="30354" calcext:value-type="float">
            <text:p>30354</text:p>
          </table:table-cell>
          <table:table-cell table:formula="of:=(([.E85]-16000)/(40000-16000))+1" office:value-type="float" office:value="1.59808333333333" calcext:value-type="float">
            <text:p>1.598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682" calcext:value-type="float">
            <text:p>-7682</text:p>
          </table:table-cell>
          <table:table-cell office:value-type="float" office:value="-19286" calcext:value-type="float">
            <text:p>-19286</text:p>
          </table:table-cell>
          <table:table-cell office:value-type="float" office:value="30394" calcext:value-type="float">
            <text:p>30394</text:p>
          </table:table-cell>
          <table:table-cell office:value-type="float" office:value="113" calcext:value-type="float">
            <text:p>113</text:p>
          </table:table-cell>
          <table:table-cell office:value-type="float" office:value="36807" calcext:value-type="float">
            <text:p>36807</text:p>
          </table:table-cell>
          <table:table-cell table:formula="of:=(([.E86]-16000)/(40000-16000))+1" office:value-type="float" office:value="1.86695833333333" calcext:value-type="float">
            <text:p>1.86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float" office:value="-1878" calcext:value-type="float">
            <text:p>-1878</text:p>
          </table:table-cell>
          <table:table-cell office:value-type="float" office:value="-9199" calcext:value-type="float">
            <text:p>-9199</text:p>
          </table:table-cell>
          <table:table-cell office:value-type="float" office:value="114" calcext:value-type="float">
            <text:p>114</text:p>
          </table:table-cell>
          <table:table-cell office:value-type="float" office:value="22164" calcext:value-type="float">
            <text:p>22164</text:p>
          </table:table-cell>
          <table:table-cell table:formula="of:=(([.E87]-16000)/(40000-16000))+1" office:value-type="float" office:value="1.25683333333333" calcext:value-type="float">
            <text:p>1.256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float" office:value="-17" calcext:value-type="float">
            <text:p>-17</text:p>
          </table:table-cell>
          <table:table-cell office:value-type="float" office:value="20255" calcext:value-type="float">
            <text:p>20255</text:p>
          </table:table-cell>
          <table:table-cell office:value-type="float" office:value="115" calcext:value-type="float">
            <text:p>115</text:p>
          </table:table-cell>
          <table:table-cell office:value-type="float" office:value="22029" calcext:value-type="float">
            <text:p>22029</text:p>
          </table:table-cell>
          <table:table-cell table:formula="of:=(([.E88]-16000)/(40000-16000))+1" office:value-type="float" office:value="1.25120833333333" calcext:value-type="float">
            <text:p>1.251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float" office:value="-1552" calcext:value-type="float">
            <text:p>-1552</text:p>
          </table:table-cell>
          <table:table-cell office:value-type="float" office:value="13299" calcext:value-type="float">
            <text:p>13299</text:p>
          </table:table-cell>
          <table:table-cell office:value-type="float" office:value="116" calcext:value-type="float">
            <text:p>116</text:p>
          </table:table-cell>
          <table:table-cell office:value-type="float" office:value="25802" calcext:value-type="float">
            <text:p>25802</text:p>
          </table:table-cell>
          <table:table-cell table:formula="of:=(([.E89]-16000)/(40000-16000))+1" office:value-type="float" office:value="1.40841666666667" calcext:value-type="float">
            <text:p>1.408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072" calcext:value-type="float">
            <text:p>-12072</text:p>
          </table:table-cell>
          <table:table-cell office:value-type="float" office:value="15743" calcext:value-type="float">
            <text:p>15743</text:p>
          </table:table-cell>
          <table:table-cell office:value-type="float" office:value="-26688" calcext:value-type="float">
            <text:p>-26688</text:p>
          </table:table-cell>
          <table:table-cell office:value-type="float" office:value="117" calcext:value-type="float">
            <text:p>117</text:p>
          </table:table-cell>
          <table:table-cell office:value-type="float" office:value="33253" calcext:value-type="float">
            <text:p>33253</text:p>
          </table:table-cell>
          <table:table-cell table:formula="of:=(([.E90]-16000)/(40000-16000))+1" office:value-type="float" office:value="1.718875" calcext:value-type="float">
            <text:p>1.71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07" calcext:value-type="float">
            <text:p>20907</text:p>
          </table:table-cell>
          <table:table-cell office:value-type="float" office:value="3826" calcext:value-type="float">
            <text:p>3826</text:p>
          </table:table-cell>
          <table:table-cell office:value-type="float" office:value="32213" calcext:value-type="float">
            <text:p>32213</text:p>
          </table:table-cell>
          <table:table-cell office:value-type="float" office:value="118" calcext:value-type="float">
            <text:p>118</text:p>
          </table:table-cell>
          <table:table-cell office:value-type="float" office:value="38592" calcext:value-type="float">
            <text:p>38592</text:p>
          </table:table-cell>
          <table:table-cell table:formula="of:=(([.E91]-16000)/(40000-16000))+1" office:value-type="float" office:value="1.94133333333333" calcext:value-type="float">
            <text:p>1.941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10972" calcext:value-type="float">
            <text:p>-10972</text:p>
          </table:table-cell>
          <table:table-cell office:value-type="float" office:value="-8069" calcext:value-type="float">
            <text:p>-8069</text:p>
          </table:table-cell>
          <table:table-cell office:value-type="float" office:value="119" calcext:value-type="float">
            <text:p>119</text:p>
          </table:table-cell>
          <table:table-cell office:value-type="float" office:value="13713" calcext:value-type="float">
            <text:p>13713</text:p>
          </table:table-cell>
          <table:table-cell table:formula="of:=(([.E92]-16000)/(40000-16000))+1" office:value-type="float" office:value="0.904708333333333" calcext:value-type="float">
            <text:p>0.90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2064" calcext:value-type="float">
            <text:p>-22064</text:p>
          </table:table-cell>
          <table:table-cell office:value-type="float" office:value="2226" calcext:value-type="float">
            <text:p>2226</text:p>
          </table:table-cell>
          <table:table-cell office:value-type="float" office:value="-4962" calcext:value-type="float">
            <text:p>-4962</text:p>
          </table:table-cell>
          <table:table-cell office:value-type="float" office:value="121" calcext:value-type="float">
            <text:p>121</text:p>
          </table:table-cell>
          <table:table-cell office:value-type="float" office:value="22724" calcext:value-type="float">
            <text:p>22724</text:p>
          </table:table-cell>
          <table:table-cell table:formula="of:=(([.E93]-16000)/(40000-16000))+1" office:value-type="float" office:value="1.28016666666667" calcext:value-type="float">
            <text:p>1.280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876" calcext:value-type="float">
            <text:p>-18876</text:p>
          </table:table-cell>
          <table:table-cell office:value-type="float" office:value="1153" calcext:value-type="float">
            <text:p>1153</text:p>
          </table:table-cell>
          <table:table-cell office:value-type="float" office:value="11825" calcext:value-type="float">
            <text:p>11825</text:p>
          </table:table-cell>
          <table:table-cell office:value-type="float" office:value="122" calcext:value-type="float">
            <text:p>122</text:p>
          </table:table-cell>
          <table:table-cell office:value-type="float" office:value="22303" calcext:value-type="float">
            <text:p>22303</text:p>
          </table:table-cell>
          <table:table-cell table:formula="of:=(([.E94]-16000)/(40000-16000))+1" office:value-type="float" office:value="1.262625" calcext:value-type="float">
            <text:p>1.262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099" calcext:value-type="float">
            <text:p>-17099</text:p>
          </table:table-cell>
          <table:table-cell office:value-type="float" office:value="-8062" calcext:value-type="float">
            <text:p>-8062</text:p>
          </table:table-cell>
          <table:table-cell office:value-type="float" office:value="10982" calcext:value-type="float">
            <text:p>10982</text:p>
          </table:table-cell>
          <table:table-cell office:value-type="float" office:value="123" calcext:value-type="float">
            <text:p>123</text:p>
          </table:table-cell>
          <table:table-cell office:value-type="float" office:value="21862" calcext:value-type="float">
            <text:p>21862</text:p>
          </table:table-cell>
          <table:table-cell table:formula="of:=(([.E95]-16000)/(40000-16000))+1" office:value-type="float" office:value="1.24425" calcext:value-type="float">
            <text:p>1.24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255" calcext:value-type="float">
            <text:p>-32255</text:p>
          </table:table-cell>
          <table:table-cell office:value-type="float" office:value="3738" calcext:value-type="float">
            <text:p>3738</text:p>
          </table:table-cell>
          <table:table-cell office:value-type="float" office:value="3200" calcext:value-type="float">
            <text:p>3200</text:p>
          </table:table-cell>
          <table:table-cell office:value-type="float" office:value="124" calcext:value-type="float">
            <text:p>124</text:p>
          </table:table-cell>
          <table:table-cell office:value-type="float" office:value="32628" calcext:value-type="float">
            <text:p>32628</text:p>
          </table:table-cell>
          <table:table-cell table:formula="of:=(([.E96]-16000)/(40000-16000))+1" office:value-type="float" office:value="1.69283333333333" calcext:value-type="float">
            <text:p>1.692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10163" calcext:value-type="float">
            <text:p>10163</text:p>
          </table:table-cell>
          <table:table-cell office:value-type="float" office:value="-3518" calcext:value-type="float">
            <text:p>-3518</text:p>
          </table:table-cell>
          <table:table-cell office:value-type="float" office:value="125" calcext:value-type="float">
            <text:p>125</text:p>
          </table:table-cell>
          <table:table-cell office:value-type="float" office:value="10756" calcext:value-type="float">
            <text:p>10756</text:p>
          </table:table-cell>
          <table:table-cell table:formula="of:=(([.E97]-16000)/(40000-16000))+1" office:value-type="float" office:value="0.7815" calcext:value-type="float">
            <text:p>0.78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354" calcext:value-type="float">
            <text:p>-6354</text:p>
          </table:table-cell>
          <table:table-cell office:value-type="float" office:value="4335" calcext:value-type="float">
            <text:p>4335</text:p>
          </table:table-cell>
          <table:table-cell office:value-type="float" office:value="29304" calcext:value-type="float">
            <text:p>29304</text:p>
          </table:table-cell>
          <table:table-cell office:value-type="float" office:value="126" calcext:value-type="float">
            <text:p>126</text:p>
          </table:table-cell>
          <table:table-cell office:value-type="float" office:value="30296" calcext:value-type="float">
            <text:p>30296</text:p>
          </table:table-cell>
          <table:table-cell table:formula="of:=(([.E98]-16000)/(40000-16000))+1" office:value-type="float" office:value="1.59566666666667" calcext:value-type="float">
            <text:p>1.59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float" office:value="-3096" calcext:value-type="float">
            <text:p>-3096</text:p>
          </table:table-cell>
          <table:table-cell office:value-type="float" office:value="14034" calcext:value-type="float">
            <text:p>14034</text:p>
          </table:table-cell>
          <table:table-cell office:value-type="float" office:value="127" calcext:value-type="float">
            <text:p>127</text:p>
          </table:table-cell>
          <table:table-cell office:value-type="float" office:value="16948" calcext:value-type="float">
            <text:p>16948</text:p>
          </table:table-cell>
          <table:table-cell table:formula="of:=(([.E99]-16000)/(40000-16000))+1" office:value-type="float" office:value="1.0395" calcext:value-type="float">
            <text:p>1.03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float" office:value="-3531" calcext:value-type="float">
            <text:p>-3531</text:p>
          </table:table-cell>
          <table:table-cell office:value-type="float" office:value="10665" calcext:value-type="float">
            <text:p>10665</text:p>
          </table:table-cell>
          <table:table-cell office:value-type="float" office:value="128" calcext:value-type="float">
            <text:p>128</text:p>
          </table:table-cell>
          <table:table-cell office:value-type="float" office:value="13570" calcext:value-type="float">
            <text:p>13570</text:p>
          </table:table-cell>
          <table:table-cell table:formula="of:=(([.E100]-16000)/(40000-16000))+1" office:value-type="float" office:value="0.89875" calcext:value-type="float">
            <text:p>0.89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-5782" calcext:value-type="float">
            <text:p>-5782</text:p>
          </table:table-cell>
          <table:table-cell office:value-type="float" office:value="8910" calcext:value-type="float">
            <text:p>8910</text:p>
          </table:table-cell>
          <table:table-cell office:value-type="float" office:value="129" calcext:value-type="float">
            <text:p>129</text:p>
          </table:table-cell>
          <table:table-cell office:value-type="float" office:value="11501" calcext:value-type="float">
            <text:p>11501</text:p>
          </table:table-cell>
          <table:table-cell table:formula="of:=(([.E101]-16000)/(40000-16000))+1" office:value-type="float" office:value="0.812541666666667" calcext:value-type="float">
            <text:p>0.81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20890" calcext:value-type="float">
            <text:p>-20890</text:p>
          </table:table-cell>
          <table:table-cell office:value-type="float" office:value="17295" calcext:value-type="float">
            <text:p>17295</text:p>
          </table:table-cell>
          <table:table-cell office:value-type="float" office:value="130" calcext:value-type="float">
            <text:p>130</text:p>
          </table:table-cell>
          <table:table-cell office:value-type="float" office:value="27182" calcext:value-type="float">
            <text:p>27182</text:p>
          </table:table-cell>
          <table:table-cell table:formula="of:=(([.E102]-16000)/(40000-16000))+1" office:value-type="float" office:value="1.46591666666667" calcext:value-type="float">
            <text:p>1.465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440" calcext:value-type="float">
            <text:p>-18440</text:p>
          </table:table-cell>
          <table:table-cell office:value-type="float" office:value="2205" calcext:value-type="float">
            <text:p>2205</text:p>
          </table:table-cell>
          <table:table-cell office:value-type="float" office:value="28567" calcext:value-type="float">
            <text:p>28567</text:p>
          </table:table-cell>
          <table:table-cell office:value-type="float" office:value="131" calcext:value-type="float">
            <text:p>131</text:p>
          </table:table-cell>
          <table:table-cell office:value-type="float" office:value="34072" calcext:value-type="float">
            <text:p>34072</text:p>
          </table:table-cell>
          <table:table-cell table:formula="of:=(([.E103]-16000)/(40000-16000))+1" office:value-type="float" office:value="1.753" calcext:value-type="float">
            <text:p>1.7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-5897" calcext:value-type="float">
            <text:p>-5897</text:p>
          </table:table-cell>
          <table:table-cell office:value-type="float" office:value="8463" calcext:value-type="float">
            <text:p>8463</text:p>
          </table:table-cell>
          <table:table-cell office:value-type="float" office:value="132" calcext:value-type="float">
            <text:p>132</text:p>
          </table:table-cell>
          <table:table-cell office:value-type="float" office:value="10719" calcext:value-type="float">
            <text:p>10719</text:p>
          </table:table-cell>
          <table:table-cell table:formula="of:=(([.E104]-16000)/(40000-16000))+1" office:value-type="float" office:value="0.779958333333333" calcext:value-type="float">
            <text:p>0.779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321" calcext:value-type="float">
            <text:p>-4321</text:p>
          </table:table-cell>
          <table:table-cell office:value-type="float" office:value="6799" calcext:value-type="float">
            <text:p>6799</text:p>
          </table:table-cell>
          <table:table-cell office:value-type="float" office:value="6908" calcext:value-type="float">
            <text:p>6908</text:p>
          </table:table-cell>
          <table:table-cell office:value-type="float" office:value="133" calcext:value-type="float">
            <text:p>133</text:p>
          </table:table-cell>
          <table:table-cell office:value-type="float" office:value="10612" calcext:value-type="float">
            <text:p>10612</text:p>
          </table:table-cell>
          <table:table-cell table:formula="of:=(([.E105]-16000)/(40000-16000))+1" office:value-type="float" office:value="0.7755" calcext:value-type="float">
            <text:p>0.77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956" calcext:value-type="float">
            <text:p>-18956</text:p>
          </table:table-cell>
          <table:table-cell office:value-type="float" office:value="-7369" calcext:value-type="float">
            <text:p>-7369</text:p>
          </table:table-cell>
          <table:table-cell office:value-type="float" office:value="25411" calcext:value-type="float">
            <text:p>25411</text:p>
          </table:table-cell>
          <table:table-cell office:value-type="float" office:value="135" calcext:value-type="float">
            <text:p>135</text:p>
          </table:table-cell>
          <table:table-cell office:value-type="float" office:value="32547" calcext:value-type="float">
            <text:p>32547</text:p>
          </table:table-cell>
          <table:table-cell table:formula="of:=(([.E106]-16000)/(40000-16000))+1" office:value-type="float" office:value="1.68945833333333" calcext:value-type="float">
            <text:p>1.689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float" office:value="-17482" calcext:value-type="float">
            <text:p>-17482</text:p>
          </table:table-cell>
          <table:table-cell office:value-type="float" office:value="13817" calcext:value-type="float">
            <text:p>13817</text:p>
          </table:table-cell>
          <table:table-cell office:value-type="float" office:value="136" calcext:value-type="float">
            <text:p>136</text:p>
          </table:table-cell>
          <table:table-cell office:value-type="float" office:value="24686" calcext:value-type="float">
            <text:p>24686</text:p>
          </table:table-cell>
          <table:table-cell table:formula="of:=(([.E107]-16000)/(40000-16000))+1" office:value-type="float" office:value="1.36191666666667" calcext:value-type="float">
            <text:p>1.361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-13203" calcext:value-type="float">
            <text:p>-13203</text:p>
          </table:table-cell>
          <table:table-cell office:value-type="float" office:value="27837" calcext:value-type="float">
            <text:p>27837</text:p>
          </table:table-cell>
          <table:table-cell office:value-type="float" office:value="137" calcext:value-type="float">
            <text:p>137</text:p>
          </table:table-cell>
          <table:table-cell office:value-type="float" office:value="30975" calcext:value-type="float">
            <text:p>30975</text:p>
          </table:table-cell>
          <table:table-cell table:formula="of:=(([.E108]-16000)/(40000-16000))+1" office:value-type="float" office:value="1.62395833333333" calcext:value-type="float">
            <text:p>1.623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4358" calcext:value-type="float">
            <text:p>-4358</text:p>
          </table:table-cell>
          <table:table-cell office:value-type="float" office:value="24010" calcext:value-type="float">
            <text:p>24010</text:p>
          </table:table-cell>
          <table:table-cell office:value-type="float" office:value="138" calcext:value-type="float">
            <text:p>138</text:p>
          </table:table-cell>
          <table:table-cell office:value-type="float" office:value="24444" calcext:value-type="float">
            <text:p>24444</text:p>
          </table:table-cell>
          <table:table-cell table:formula="of:=(([.E109]-16000)/(40000-16000))+1" office:value-type="float" office:value="1.35183333333333" calcext:value-type="float">
            <text:p>1.351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float" office:value="-6266" calcext:value-type="float">
            <text:p>-6266</text:p>
          </table:table-cell>
          <table:table-cell office:value-type="float" office:value="28609" calcext:value-type="float">
            <text:p>28609</text:p>
          </table:table-cell>
          <table:table-cell office:value-type="float" office:value="139" calcext:value-type="float">
            <text:p>139</text:p>
          </table:table-cell>
          <table:table-cell office:value-type="float" office:value="31813" calcext:value-type="float">
            <text:p>31813</text:p>
          </table:table-cell>
          <table:table-cell table:formula="of:=(([.E110]-16000)/(40000-16000))+1" office:value-type="float" office:value="1.658875" calcext:value-type="float">
            <text:p>1.658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223" calcext:value-type="float">
            <text:p>-4223</text:p>
          </table:table-cell>
          <table:table-cell office:value-type="float" office:value="675" calcext:value-type="float">
            <text:p>675</text:p>
          </table:table-cell>
          <table:table-cell office:value-type="float" office:value="10731" calcext:value-type="float">
            <text:p>10731</text:p>
          </table:table-cell>
          <table:table-cell office:value-type="float" office:value="140" calcext:value-type="float">
            <text:p>140</text:p>
          </table:table-cell>
          <table:table-cell office:value-type="float" office:value="11551" calcext:value-type="float">
            <text:p>11551</text:p>
          </table:table-cell>
          <table:table-cell table:formula="of:=(([.E111]-16000)/(40000-16000))+1" office:value-type="float" office:value="0.814625" calcext:value-type="float">
            <text:p>0.814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602" calcext:value-type="float">
            <text:p>-13602</text:p>
          </table:table-cell>
          <table:table-cell office:value-type="float" office:value="18841" calcext:value-type="float">
            <text:p>18841</text:p>
          </table:table-cell>
          <table:table-cell office:value-type="float" office:value="15317" calcext:value-type="float">
            <text:p>15317</text:p>
          </table:table-cell>
          <table:table-cell office:value-type="float" office:value="141" calcext:value-type="float">
            <text:p>141</text:p>
          </table:table-cell>
          <table:table-cell office:value-type="float" office:value="27831" calcext:value-type="float">
            <text:p>27831</text:p>
          </table:table-cell>
          <table:table-cell table:formula="of:=(([.E112]-16000)/(40000-16000))+1" office:value-type="float" office:value="1.49295833333333" calcext:value-type="float">
            <text:p>1.492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729" calcext:value-type="float">
            <text:p>-11729</text:p>
          </table:table-cell>
          <table:table-cell office:value-type="float" office:value="-5917" calcext:value-type="float">
            <text:p>-5917</text:p>
          </table:table-cell>
          <table:table-cell office:value-type="float" office:value="11961" calcext:value-type="float">
            <text:p>11961</text:p>
          </table:table-cell>
          <table:table-cell office:value-type="float" office:value="143" calcext:value-type="float">
            <text:p>143</text:p>
          </table:table-cell>
          <table:table-cell office:value-type="float" office:value="17766" calcext:value-type="float">
            <text:p>17766</text:p>
          </table:table-cell>
          <table:table-cell table:formula="of:=(([.E113]-16000)/(40000-16000))+1" office:value-type="float" office:value="1.07358333333333" calcext:value-type="float">
            <text:p>1.073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634" calcext:value-type="float">
            <text:p>-9634</text:p>
          </table:table-cell>
          <table:table-cell office:value-type="float" office:value="-5336" calcext:value-type="float">
            <text:p>-5336</text:p>
          </table:table-cell>
          <table:table-cell office:value-type="float" office:value="21771" calcext:value-type="float">
            <text:p>21771</text:p>
          </table:table-cell>
          <table:table-cell office:value-type="float" office:value="144" calcext:value-type="float">
            <text:p>144</text:p>
          </table:table-cell>
          <table:table-cell office:value-type="float" office:value="24398" calcext:value-type="float">
            <text:p>24398</text:p>
          </table:table-cell>
          <table:table-cell table:formula="of:=(([.E114]-16000)/(40000-16000))+1" office:value-type="float" office:value="1.34991666666667" calcext:value-type="float">
            <text:p>1.349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549" calcext:value-type="float">
            <text:p>-5549</text:p>
          </table:table-cell>
          <table:table-cell office:value-type="float" office:value="-12709" calcext:value-type="float">
            <text:p>-12709</text:p>
          </table:table-cell>
          <table:table-cell office:value-type="float" office:value="14544" calcext:value-type="float">
            <text:p>14544</text:p>
          </table:table-cell>
          <table:table-cell office:value-type="float" office:value="145" calcext:value-type="float">
            <text:p>145</text:p>
          </table:table-cell>
          <table:table-cell office:value-type="float" office:value="20095" calcext:value-type="float">
            <text:p>20095</text:p>
          </table:table-cell>
          <table:table-cell table:formula="of:=(([.E115]-16000)/(40000-16000))+1" office:value-type="float" office:value="1.170625" calcext:value-type="float">
            <text:p>1.170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3597" calcext:value-type="float">
            <text:p>-3597</text:p>
          </table:table-cell>
          <table:table-cell office:value-type="float" office:value="7923" calcext:value-type="float">
            <text:p>7923</text:p>
          </table:table-cell>
          <table:table-cell office:value-type="float" office:value="146" calcext:value-type="float">
            <text:p>146</text:p>
          </table:table-cell>
          <table:table-cell office:value-type="float" office:value="8810" calcext:value-type="float">
            <text:p>8810</text:p>
          </table:table-cell>
          <table:table-cell table:formula="of:=(([.E116]-16000)/(40000-16000))+1" office:value-type="float" office:value="0.700416666666667" calcext:value-type="float">
            <text:p>0.70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43" calcext:value-type="float">
            <text:p>-1243</text:p>
          </table:table-cell>
          <table:table-cell office:value-type="float" office:value="-12651" calcext:value-type="float">
            <text:p>-12651</text:p>
          </table:table-cell>
          <table:table-cell office:value-type="float" office:value="19128" calcext:value-type="float">
            <text:p>19128</text:p>
          </table:table-cell>
          <table:table-cell office:value-type="float" office:value="147" calcext:value-type="float">
            <text:p>147</text:p>
          </table:table-cell>
          <table:table-cell office:value-type="float" office:value="22966" calcext:value-type="float">
            <text:p>22966</text:p>
          </table:table-cell>
          <table:table-cell table:formula="of:=(([.E117]-16000)/(40000-16000))+1" office:value-type="float" office:value="1.29025" calcext:value-type="float">
            <text:p>1.290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280" calcext:value-type="float">
            <text:p>-2280</text:p>
          </table:table-cell>
          <table:table-cell office:value-type="float" office:value="2122" calcext:value-type="float">
            <text:p>2122</text:p>
          </table:table-cell>
          <table:table-cell office:value-type="float" office:value="3504" calcext:value-type="float">
            <text:p>3504</text:p>
          </table:table-cell>
          <table:table-cell office:value-type="float" office:value="148" calcext:value-type="float">
            <text:p>148</text:p>
          </table:table-cell>
          <table:table-cell office:value-type="float" office:value="4688" calcext:value-type="float">
            <text:p>4688</text:p>
          </table:table-cell>
          <table:table-cell table:formula="of:=(([.E118]-16000)/(40000-16000))+1" office:value-type="float" office:value="0.528666666666667" calcext:value-type="float">
            <text:p>0.528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12" calcext:value-type="float">
            <text:p>15712</text:p>
          </table:table-cell>
          <table:table-cell office:value-type="float" office:value="23986" calcext:value-type="float">
            <text:p>23986</text:p>
          </table:table-cell>
          <table:table-cell office:value-type="float" office:value="6415" calcext:value-type="float">
            <text:p>6415</text:p>
          </table:table-cell>
          <table:table-cell office:value-type="float" office:value="149" calcext:value-type="float">
            <text:p>149</text:p>
          </table:table-cell>
          <table:table-cell office:value-type="float" office:value="29382" calcext:value-type="float">
            <text:p>29382</text:p>
          </table:table-cell>
          <table:table-cell table:formula="of:=(([.E119]-16000)/(40000-16000))+1" office:value-type="float" office:value="1.55758333333333" calcext:value-type="float">
            <text:p>1.557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float" office:value="9610" calcext:value-type="float">
            <text:p>9610</text:p>
          </table:table-cell>
          <table:table-cell office:value-type="float" office:value="25500" calcext:value-type="float">
            <text:p>25500</text:p>
          </table:table-cell>
          <table:table-cell office:value-type="float" office:value="150" calcext:value-type="float">
            <text:p>150</text:p>
          </table:table-cell>
          <table:table-cell office:value-type="float" office:value="35690" calcext:value-type="float">
            <text:p>35690</text:p>
          </table:table-cell>
          <table:table-cell table:formula="of:=(([.E120]-16000)/(40000-16000))+1" office:value-type="float" office:value="1.82041666666667" calcext:value-type="float">
            <text:p>1.82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61" calcext:value-type="float">
            <text:p>27761</text:p>
          </table:table-cell>
          <table:table-cell office:value-type="float" office:value="5003" calcext:value-type="float">
            <text:p>5003</text:p>
          </table:table-cell>
          <table:table-cell office:value-type="float" office:value="-8331" calcext:value-type="float">
            <text:p>-8331</text:p>
          </table:table-cell>
          <table:table-cell office:value-type="float" office:value="151" calcext:value-type="float">
            <text:p>151</text:p>
          </table:table-cell>
          <table:table-cell office:value-type="float" office:value="29412" calcext:value-type="float">
            <text:p>29412</text:p>
          </table:table-cell>
          <table:table-cell table:formula="of:=(([.E121]-16000)/(40000-16000))+1" office:value-type="float" office:value="1.55883333333333" calcext:value-type="float">
            <text:p>1.558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89" calcext:value-type="float">
            <text:p>31989</text:p>
          </table:table-cell>
          <table:table-cell office:value-type="float" office:value="-12596" calcext:value-type="float">
            <text:p>-12596</text:p>
          </table:table-cell>
          <table:table-cell office:value-type="float" office:value="28342" calcext:value-type="float">
            <text:p>28342</text:p>
          </table:table-cell>
          <table:table-cell office:value-type="float" office:value="152" calcext:value-type="float">
            <text:p>152</text:p>
          </table:table-cell>
          <table:table-cell office:value-type="float" office:value="44555" calcext:value-type="float">
            <text:p>44555</text:p>
          </table:table-cell>
          <table:table-cell table:formula="of:=(([.E122]-16000)/(40000-16000))+1" office:value-type="float" office:value="2.18979166666667" calcext:value-type="float">
            <text:p>2.189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24" calcext:value-type="float">
            <text:p>18424</text:p>
          </table:table-cell>
          <table:table-cell office:value-type="float" office:value="-19892" calcext:value-type="float">
            <text:p>-19892</text:p>
          </table:table-cell>
          <table:table-cell office:value-type="float" office:value="15480" calcext:value-type="float">
            <text:p>15480</text:p>
          </table:table-cell>
          <table:table-cell office:value-type="float" office:value="153" calcext:value-type="float">
            <text:p>153</text:p>
          </table:table-cell>
          <table:table-cell office:value-type="float" office:value="31221" calcext:value-type="float">
            <text:p>31221</text:p>
          </table:table-cell>
          <table:table-cell table:formula="of:=(([.E123]-16000)/(40000-16000))+1" office:value-type="float" office:value="1.63420833333333" calcext:value-type="float">
            <text:p>1.634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72" calcext:value-type="float">
            <text:p>-5672</text:p>
          </table:table-cell>
          <table:table-cell office:value-type="float" office:value="-11878" calcext:value-type="float">
            <text:p>-11878</text:p>
          </table:table-cell>
          <table:table-cell office:value-type="float" office:value="8136" calcext:value-type="float">
            <text:p>8136</text:p>
          </table:table-cell>
          <table:table-cell office:value-type="float" office:value="154" calcext:value-type="float">
            <text:p>154</text:p>
          </table:table-cell>
          <table:table-cell office:value-type="float" office:value="15474" calcext:value-type="float">
            <text:p>15474</text:p>
          </table:table-cell>
          <table:table-cell table:formula="of:=(([.E124]-16000)/(40000-16000))+1" office:value-type="float" office:value="0.978083333333333" calcext:value-type="float">
            <text:p>0.978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236" calcext:value-type="float">
            <text:p>-20236</text:p>
          </table:table-cell>
          <table:table-cell office:value-type="float" office:value="8607" calcext:value-type="float">
            <text:p>8607</text:p>
          </table:table-cell>
          <table:table-cell office:value-type="float" office:value="12376" calcext:value-type="float">
            <text:p>12376</text:p>
          </table:table-cell>
          <table:table-cell office:value-type="float" office:value="155" calcext:value-type="float">
            <text:p>155</text:p>
          </table:table-cell>
          <table:table-cell office:value-type="float" office:value="25233" calcext:value-type="float">
            <text:p>25233</text:p>
          </table:table-cell>
          <table:table-cell table:formula="of:=(([.E125]-16000)/(40000-16000))+1" office:value-type="float" office:value="1.38470833333333" calcext:value-type="float">
            <text:p>1.38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93" calcext:value-type="float">
            <text:p>-2393</text:p>
          </table:table-cell>
          <table:table-cell office:value-type="float" office:value="4069" calcext:value-type="float">
            <text:p>4069</text:p>
          </table:table-cell>
          <table:table-cell office:value-type="float" office:value="-332" calcext:value-type="float">
            <text:p>-332</text:p>
          </table:table-cell>
          <table:table-cell office:value-type="float" office:value="156" calcext:value-type="float">
            <text:p>156</text:p>
          </table:table-cell>
          <table:table-cell office:value-type="float" office:value="4732" calcext:value-type="float">
            <text:p>4732</text:p>
          </table:table-cell>
          <table:table-cell table:formula="of:=(([.E126]-16000)/(40000-16000))+1" office:value-type="float" office:value="0.5305" calcext:value-type="float">
            <text:p>0.53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992" calcext:value-type="float">
            <text:p>-16992</text:p>
          </table:table-cell>
          <table:table-cell office:value-type="float" office:value="25314" calcext:value-type="float">
            <text:p>25314</text:p>
          </table:table-cell>
          <table:table-cell office:value-type="float" office:value="6294" calcext:value-type="float">
            <text:p>6294</text:p>
          </table:table-cell>
          <table:table-cell office:value-type="float" office:value="157" calcext:value-type="float">
            <text:p>157</text:p>
          </table:table-cell>
          <table:table-cell office:value-type="float" office:value="31131" calcext:value-type="float">
            <text:p>31131</text:p>
          </table:table-cell>
          <table:table-cell table:formula="of:=(([.E127]-16000)/(40000-16000))+1" office:value-type="float" office:value="1.63045833333333" calcext:value-type="float">
            <text:p>1.630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090" calcext:value-type="float">
            <text:p>-12090</text:p>
          </table:table-cell>
          <table:table-cell office:value-type="float" office:value="31032" calcext:value-type="float">
            <text:p>31032</text:p>
          </table:table-cell>
          <table:table-cell office:value-type="float" office:value="10346" calcext:value-type="float">
            <text:p>10346</text:p>
          </table:table-cell>
          <table:table-cell office:value-type="float" office:value="158" calcext:value-type="float">
            <text:p>158</text:p>
          </table:table-cell>
          <table:table-cell office:value-type="float" office:value="34873" calcext:value-type="float">
            <text:p>34873</text:p>
          </table:table-cell>
          <table:table-cell table:formula="of:=(([.E128]-16000)/(40000-16000))+1" office:value-type="float" office:value="1.786375" calcext:value-type="float">
            <text:p>1.786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05" calcext:value-type="float">
            <text:p>22505</text:p>
          </table:table-cell>
          <table:table-cell office:value-type="float" office:value="6154" calcext:value-type="float">
            <text:p>6154</text:p>
          </table:table-cell>
          <table:table-cell office:value-type="float" office:value="10786" calcext:value-type="float">
            <text:p>10786</text:p>
          </table:table-cell>
          <table:table-cell office:value-type="float" office:value="159" calcext:value-type="float">
            <text:p>159</text:p>
          </table:table-cell>
          <table:table-cell office:value-type="float" office:value="25703" calcext:value-type="float">
            <text:p>25703</text:p>
          </table:table-cell>
          <table:table-cell table:formula="of:=(([.E129]-16000)/(40000-16000))+1" office:value-type="float" office:value="1.40429166666667" calcext:value-type="float">
            <text:p>1.404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097" calcext:value-type="float">
            <text:p>-27097</text:p>
          </table:table-cell>
          <table:table-cell office:value-type="float" office:value="-2781" calcext:value-type="float">
            <text:p>-2781</text:p>
          </table:table-cell>
          <table:table-cell office:value-type="float" office:value="27024" calcext:value-type="float">
            <text:p>27024</text:p>
          </table:table-cell>
          <table:table-cell office:value-type="float" office:value="161" calcext:value-type="float">
            <text:p>161</text:p>
          </table:table-cell>
          <table:table-cell office:value-type="float" office:value="38370" calcext:value-type="float">
            <text:p>38370</text:p>
          </table:table-cell>
          <table:table-cell table:formula="of:=(([.E130]-16000)/(40000-16000))+1" office:value-type="float" office:value="1.93208333333333" calcext:value-type="float">
            <text:p>1.932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061" calcext:value-type="float">
            <text:p>-7061</text:p>
          </table:table-cell>
          <table:table-cell office:value-type="float" office:value="-3167" calcext:value-type="float">
            <text:p>-3167</text:p>
          </table:table-cell>
          <table:table-cell office:value-type="float" office:value="23189" calcext:value-type="float">
            <text:p>23189</text:p>
          </table:table-cell>
          <table:table-cell office:value-type="float" office:value="162" calcext:value-type="float">
            <text:p>162</text:p>
          </table:table-cell>
          <table:table-cell office:value-type="float" office:value="24446" calcext:value-type="float">
            <text:p>24446</text:p>
          </table:table-cell>
          <table:table-cell table:formula="of:=(([.E131]-16000)/(40000-16000))+1" office:value-type="float" office:value="1.35191666666667" calcext:value-type="float">
            <text:p>1.351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294" calcext:value-type="float">
            <text:p>-5294</text:p>
          </table:table-cell>
          <table:table-cell office:value-type="float" office:value="1362" calcext:value-type="float">
            <text:p>1362</text:p>
          </table:table-cell>
          <table:table-cell office:value-type="float" office:value="-10989" calcext:value-type="float">
            <text:p>-10989</text:p>
          </table:table-cell>
          <table:table-cell office:value-type="float" office:value="163" calcext:value-type="float">
            <text:p>163</text:p>
          </table:table-cell>
          <table:table-cell office:value-type="float" office:value="12273" calcext:value-type="float">
            <text:p>12273</text:p>
          </table:table-cell>
          <table:table-cell table:formula="of:=(([.E132]-16000)/(40000-16000))+1" office:value-type="float" office:value="0.844708333333333" calcext:value-type="float">
            <text:p>0.84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605" calcext:value-type="float">
            <text:p>-32605</text:p>
          </table:table-cell>
          <table:table-cell office:value-type="float" office:value="15709" calcext:value-type="float">
            <text:p>15709</text:p>
          </table:table-cell>
          <table:table-cell office:value-type="float" office:value="-1586" calcext:value-type="float">
            <text:p>-1586</text:p>
          </table:table-cell>
          <table:table-cell office:value-type="float" office:value="164" calcext:value-type="float">
            <text:p>164</text:p>
          </table:table-cell>
          <table:table-cell office:value-type="float" office:value="36226" calcext:value-type="float">
            <text:p>36226</text:p>
          </table:table-cell>
          <table:table-cell table:formula="of:=(([.E133]-16000)/(40000-16000))+1" office:value-type="float" office:value="1.84275" calcext:value-type="float">
            <text:p>1.84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20172" calcext:value-type="float">
            <text:p>20172</text:p>
          </table:table-cell>
          <table:table-cell office:value-type="float" office:value="26671" calcext:value-type="float">
            <text:p>26671</text:p>
          </table:table-cell>
          <table:table-cell office:value-type="float" office:value="165" calcext:value-type="float">
            <text:p>165</text:p>
          </table:table-cell>
          <table:table-cell office:value-type="float" office:value="33607" calcext:value-type="float">
            <text:p>33607</text:p>
          </table:table-cell>
          <table:table-cell table:formula="of:=(([.E134]-16000)/(40000-16000))+1" office:value-type="float" office:value="1.733625" calcext:value-type="float">
            <text:p>1.733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52" calcext:value-type="float">
            <text:p>-552</text:p>
          </table:table-cell>
          <table:table-cell office:value-type="float" office:value="20864" calcext:value-type="float">
            <text:p>20864</text:p>
          </table:table-cell>
          <table:table-cell office:value-type="float" office:value="18270" calcext:value-type="float">
            <text:p>18270</text:p>
          </table:table-cell>
          <table:table-cell office:value-type="float" office:value="166" calcext:value-type="float">
            <text:p>166</text:p>
          </table:table-cell>
          <table:table-cell office:value-type="float" office:value="27738" calcext:value-type="float">
            <text:p>27738</text:p>
          </table:table-cell>
          <table:table-cell table:formula="of:=(([.E135]-16000)/(40000-16000))+1" office:value-type="float" office:value="1.48908333333333" calcext:value-type="float">
            <text:p>1.489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005" calcext:value-type="float">
            <text:p>-9005</text:p>
          </table:table-cell>
          <table:table-cell office:value-type="float" office:value="4181" calcext:value-type="float">
            <text:p>4181</text:p>
          </table:table-cell>
          <table:table-cell office:value-type="float" office:value="5263" calcext:value-type="float">
            <text:p>5263</text:p>
          </table:table-cell>
          <table:table-cell office:value-type="float" office:value="167" calcext:value-type="float">
            <text:p>167</text:p>
          </table:table-cell>
          <table:table-cell office:value-type="float" office:value="11236" calcext:value-type="float">
            <text:p>11236</text:p>
          </table:table-cell>
          <table:table-cell table:formula="of:=(([.E136]-16000)/(40000-16000))+1" office:value-type="float" office:value="0.8015" calcext:value-type="float">
            <text:p>0.8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-8646" calcext:value-type="float">
            <text:p>-8646</text:p>
          </table:table-cell>
          <table:table-cell office:value-type="float" office:value="12075" calcext:value-type="float">
            <text:p>12075</text:p>
          </table:table-cell>
          <table:table-cell office:value-type="float" office:value="169" calcext:value-type="float">
            <text:p>169</text:p>
          </table:table-cell>
          <table:table-cell office:value-type="float" office:value="15222" calcext:value-type="float">
            <text:p>15222</text:p>
          </table:table-cell>
          <table:table-cell table:formula="of:=(([.E137]-16000)/(40000-16000))+1" office:value-type="float" office:value="0.967583333333333" calcext:value-type="float">
            <text:p>0.967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210" calcext:value-type="float">
            <text:p>-9210</text:p>
          </table:table-cell>
          <table:table-cell office:value-type="float" office:value="-16735" calcext:value-type="float">
            <text:p>-16735</text:p>
          </table:table-cell>
          <table:table-cell office:value-type="float" office:value="6514" calcext:value-type="float">
            <text:p>6514</text:p>
          </table:table-cell>
          <table:table-cell office:value-type="float" office:value="170" calcext:value-type="float">
            <text:p>170</text:p>
          </table:table-cell>
          <table:table-cell office:value-type="float" office:value="20182" calcext:value-type="float">
            <text:p>20182</text:p>
          </table:table-cell>
          <table:table-cell table:formula="of:=(([.E138]-16000)/(40000-16000))+1" office:value-type="float" office:value="1.17425" calcext:value-type="float">
            <text:p>1.174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448" calcext:value-type="float">
            <text:p>-6448</text:p>
          </table:table-cell>
          <table:table-cell office:value-type="float" office:value="-7478" calcext:value-type="float">
            <text:p>-7478</text:p>
          </table:table-cell>
          <table:table-cell office:value-type="float" office:value="7520" calcext:value-type="float">
            <text:p>7520</text:p>
          </table:table-cell>
          <table:table-cell office:value-type="float" office:value="171" calcext:value-type="float">
            <text:p>171</text:p>
          </table:table-cell>
          <table:table-cell office:value-type="float" office:value="12411" calcext:value-type="float">
            <text:p>12411</text:p>
          </table:table-cell>
          <table:table-cell table:formula="of:=(([.E139]-16000)/(40000-16000))+1" office:value-type="float" office:value="0.850458333333333" calcext:value-type="float">
            <text:p>0.850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295" calcext:value-type="float">
            <text:p>-23295</text:p>
          </table:table-cell>
          <table:table-cell office:value-type="float" office:value="-7809" calcext:value-type="float">
            <text:p>-7809</text:p>
          </table:table-cell>
          <table:table-cell office:value-type="float" office:value="9988" calcext:value-type="float">
            <text:p>9988</text:p>
          </table:table-cell>
          <table:table-cell office:value-type="float" office:value="172" calcext:value-type="float">
            <text:p>172</text:p>
          </table:table-cell>
          <table:table-cell office:value-type="float" office:value="26521" calcext:value-type="float">
            <text:p>26521</text:p>
          </table:table-cell>
          <table:table-cell table:formula="of:=(([.E140]-16000)/(40000-16000))+1" office:value-type="float" office:value="1.438375" calcext:value-type="float">
            <text:p>1.438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443" calcext:value-type="float">
            <text:p>-19443</text:p>
          </table:table-cell>
          <table:table-cell office:value-type="float" office:value="6442" calcext:value-type="float">
            <text:p>6442</text:p>
          </table:table-cell>
          <table:table-cell office:value-type="float" office:value="12975" calcext:value-type="float">
            <text:p>12975</text:p>
          </table:table-cell>
          <table:table-cell office:value-type="float" office:value="173" calcext:value-type="float">
            <text:p>173</text:p>
          </table:table-cell>
          <table:table-cell office:value-type="float" office:value="24246" calcext:value-type="float">
            <text:p>24246</text:p>
          </table:table-cell>
          <table:table-cell table:formula="of:=(([.E141]-16000)/(40000-16000))+1" office:value-type="float" office:value="1.34358333333333" calcext:value-type="float">
            <text:p>1.343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510" calcext:value-type="float">
            <text:p>-9510</text:p>
          </table:table-cell>
          <table:table-cell office:value-type="float" office:value="2392" calcext:value-type="float">
            <text:p>2392</text:p>
          </table:table-cell>
          <table:table-cell office:value-type="float" office:value="7142" calcext:value-type="float">
            <text:p>7142</text:p>
          </table:table-cell>
          <table:table-cell office:value-type="float" office:value="175" calcext:value-type="float">
            <text:p>175</text:p>
          </table:table-cell>
          <table:table-cell office:value-type="float" office:value="12131" calcext:value-type="float">
            <text:p>12131</text:p>
          </table:table-cell>
          <table:table-cell table:formula="of:=(([.E142]-16000)/(40000-16000))+1" office:value-type="float" office:value="0.838791666666667" calcext:value-type="float">
            <text:p>0.838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99" calcext:value-type="float">
            <text:p>-15299</text:p>
          </table:table-cell>
          <table:table-cell office:value-type="float" office:value="-3045" calcext:value-type="float">
            <text:p>-3045</text:p>
          </table:table-cell>
          <table:table-cell office:value-type="float" office:value="21698" calcext:value-type="float">
            <text:p>21698</text:p>
          </table:table-cell>
          <table:table-cell office:value-type="float" office:value="176" calcext:value-type="float">
            <text:p>176</text:p>
          </table:table-cell>
          <table:table-cell office:value-type="float" office:value="26723" calcext:value-type="float">
            <text:p>26723</text:p>
          </table:table-cell>
          <table:table-cell table:formula="of:=(([.E143]-16000)/(40000-16000))+1" office:value-type="float" office:value="1.44679166666667" calcext:value-type="float">
            <text:p>1.446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4311" calcext:value-type="float">
            <text:p>-4311</text:p>
          </table:table-cell>
          <table:table-cell office:value-type="float" office:value="8719" calcext:value-type="float">
            <text:p>8719</text:p>
          </table:table-cell>
          <table:table-cell office:value-type="float" office:value="177" calcext:value-type="float">
            <text:p>177</text:p>
          </table:table-cell>
          <table:table-cell office:value-type="float" office:value="9852" calcext:value-type="float">
            <text:p>9852</text:p>
          </table:table-cell>
          <table:table-cell table:formula="of:=(([.E144]-16000)/(40000-16000))+1" office:value-type="float" office:value="0.743833333333333" calcext:value-type="float">
            <text:p>0.743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810" calcext:value-type="float">
            <text:p>-12810</text:p>
          </table:table-cell>
          <table:table-cell office:value-type="float" office:value="-11896" calcext:value-type="float">
            <text:p>-11896</text:p>
          </table:table-cell>
          <table:table-cell office:value-type="float" office:value="16930" calcext:value-type="float">
            <text:p>16930</text:p>
          </table:table-cell>
          <table:table-cell office:value-type="float" office:value="180" calcext:value-type="float">
            <text:p>180</text:p>
          </table:table-cell>
          <table:table-cell office:value-type="float" office:value="24335" calcext:value-type="float">
            <text:p>24335</text:p>
          </table:table-cell>
          <table:table-cell table:formula="of:=(([.E145]-16000)/(40000-16000))+1" office:value-type="float" office:value="1.34729166666667" calcext:value-type="float">
            <text:p>1.34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927" calcext:value-type="float">
            <text:p>4927</text:p>
          </table:table-cell>
          <table:table-cell office:value-type="float" office:value="2255" calcext:value-type="float">
            <text:p>2255</text:p>
          </table:table-cell>
          <table:table-cell office:value-type="float" office:value="181" calcext:value-type="float">
            <text:p>181</text:p>
          </table:table-cell>
          <table:table-cell office:value-type="float" office:value="6285" calcext:value-type="float">
            <text:p>6285</text:p>
          </table:table-cell>
          <table:table-cell table:formula="of:=(([.E146]-16000)/(40000-16000))+1" office:value-type="float" office:value="0.595208333333333" calcext:value-type="float">
            <text:p>0.595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513" calcext:value-type="float">
            <text:p>-2513</text:p>
          </table:table-cell>
          <table:table-cell office:value-type="float" office:value="-1176" calcext:value-type="float">
            <text:p>-1176</text:p>
          </table:table-cell>
          <table:table-cell office:value-type="float" office:value="27133" calcext:value-type="float">
            <text:p>27133</text:p>
          </table:table-cell>
          <table:table-cell office:value-type="float" office:value="182" calcext:value-type="float">
            <text:p>182</text:p>
          </table:table-cell>
          <table:table-cell office:value-type="float" office:value="27274" calcext:value-type="float">
            <text:p>27274</text:p>
          </table:table-cell>
          <table:table-cell table:formula="of:=(([.E147]-16000)/(40000-16000))+1" office:value-type="float" office:value="1.46975" calcext:value-type="float">
            <text:p>1.469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718" calcext:value-type="float">
            <text:p>-19718</text:p>
          </table:table-cell>
          <table:table-cell office:value-type="float" office:value="-5174" calcext:value-type="float">
            <text:p>-5174</text:p>
          </table:table-cell>
          <table:table-cell office:value-type="float" office:value="32110" calcext:value-type="float">
            <text:p>32110</text:p>
          </table:table-cell>
          <table:table-cell office:value-type="float" office:value="183" calcext:value-type="float">
            <text:p>183</text:p>
          </table:table-cell>
          <table:table-cell office:value-type="float" office:value="38034" calcext:value-type="float">
            <text:p>38034</text:p>
          </table:table-cell>
          <table:table-cell table:formula="of:=(([.E148]-16000)/(40000-16000))+1" office:value-type="float" office:value="1.91808333333333" calcext:value-type="float">
            <text:p>1.918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-9298" calcext:value-type="float">
            <text:p>-9298</text:p>
          </table:table-cell>
          <table:table-cell office:value-type="float" office:value="10409" calcext:value-type="float">
            <text:p>10409</text:p>
          </table:table-cell>
          <table:table-cell office:value-type="float" office:value="184" calcext:value-type="float">
            <text:p>184</text:p>
          </table:table-cell>
          <table:table-cell office:value-type="float" office:value="19830" calcext:value-type="float">
            <text:p>19830</text:p>
          </table:table-cell>
          <table:table-cell table:formula="of:=(([.E149]-16000)/(40000-16000))+1" office:value-type="float" office:value="1.15958333333333" calcext:value-type="float">
            <text:p>1.159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67" calcext:value-type="float">
            <text:p>16967</text:p>
          </table:table-cell>
          <table:table-cell office:value-type="float" office:value="-8557" calcext:value-type="float">
            <text:p>-8557</text:p>
          </table:table-cell>
          <table:table-cell office:value-type="float" office:value="15458" calcext:value-type="float">
            <text:p>15458</text:p>
          </table:table-cell>
          <table:table-cell office:value-type="float" office:value="185" calcext:value-type="float">
            <text:p>185</text:p>
          </table:table-cell>
          <table:table-cell office:value-type="float" office:value="24495" calcext:value-type="float">
            <text:p>24495</text:p>
          </table:table-cell>
          <table:table-cell table:formula="of:=(([.E150]-16000)/(40000-16000))+1" office:value-type="float" office:value="1.35395833333333" calcext:value-type="float">
            <text:p>1.353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022" calcext:value-type="float">
            <text:p>-9022</text:p>
          </table:table-cell>
          <table:table-cell office:value-type="float" office:value="-12837" calcext:value-type="float">
            <text:p>-12837</text:p>
          </table:table-cell>
          <table:table-cell office:value-type="float" office:value="4262" calcext:value-type="float">
            <text:p>4262</text:p>
          </table:table-cell>
          <table:table-cell office:value-type="float" office:value="186" calcext:value-type="float">
            <text:p>186</text:p>
          </table:table-cell>
          <table:table-cell office:value-type="float" office:value="16258" calcext:value-type="float">
            <text:p>16258</text:p>
          </table:table-cell>
          <table:table-cell table:formula="of:=(([.E151]-16000)/(40000-16000))+1" office:value-type="float" office:value="1.01075" calcext:value-type="float">
            <text:p>1.01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5749" calcext:value-type="float">
            <text:p>-5749</text:p>
          </table:table-cell>
          <table:table-cell office:value-type="float" office:value="9256" calcext:value-type="float">
            <text:p>9256</text:p>
          </table:table-cell>
          <table:table-cell office:value-type="float" office:value="187" calcext:value-type="float">
            <text:p>187</text:p>
          </table:table-cell>
          <table:table-cell office:value-type="float" office:value="11282" calcext:value-type="float">
            <text:p>11282</text:p>
          </table:table-cell>
          <table:table-cell table:formula="of:=(([.E152]-16000)/(40000-16000))+1" office:value-type="float" office:value="0.803416666666667" calcext:value-type="float">
            <text:p>0.803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08" calcext:value-type="float">
            <text:p>-5608</text:p>
          </table:table-cell>
          <table:table-cell office:value-type="float" office:value="1065" calcext:value-type="float">
            <text:p>1065</text:p>
          </table:table-cell>
          <table:table-cell office:value-type="float" office:value="17342" calcext:value-type="float">
            <text:p>17342</text:p>
          </table:table-cell>
          <table:table-cell office:value-type="float" office:value="188" calcext:value-type="float">
            <text:p>188</text:p>
          </table:table-cell>
          <table:table-cell office:value-type="float" office:value="18257" calcext:value-type="float">
            <text:p>18257</text:p>
          </table:table-cell>
          <table:table-cell table:formula="of:=(([.E153]-16000)/(40000-16000))+1" office:value-type="float" office:value="1.09404166666667" calcext:value-type="float">
            <text:p>1.094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55" calcext:value-type="float">
            <text:p>12755</text:p>
          </table:table-cell>
          <table:table-cell office:value-type="float" office:value="-6239" calcext:value-type="float">
            <text:p>-6239</text:p>
          </table:table-cell>
          <table:table-cell office:value-type="float" office:value="31911" calcext:value-type="float">
            <text:p>31911</text:p>
          </table:table-cell>
          <table:table-cell office:value-type="float" office:value="189" calcext:value-type="float">
            <text:p>189</text:p>
          </table:table-cell>
          <table:table-cell office:value-type="float" office:value="34927" calcext:value-type="float">
            <text:p>34927</text:p>
          </table:table-cell>
          <table:table-cell table:formula="of:=(([.E154]-16000)/(40000-16000))+1" office:value-type="float" office:value="1.788625" calcext:value-type="float">
            <text:p>1.788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718" calcext:value-type="float">
            <text:p>-32718</text:p>
          </table:table-cell>
          <table:table-cell office:value-type="float" office:value="27711" calcext:value-type="float">
            <text:p>27711</text:p>
          </table:table-cell>
          <table:table-cell office:value-type="float" office:value="30451" calcext:value-type="float">
            <text:p>30451</text:p>
          </table:table-cell>
          <table:table-cell office:value-type="float" office:value="191" calcext:value-type="float">
            <text:p>191</text:p>
          </table:table-cell>
          <table:table-cell office:value-type="float" office:value="52589" calcext:value-type="float">
            <text:p>52589</text:p>
          </table:table-cell>
          <table:table-cell table:formula="of:=(([.E155]-16000)/(40000-16000))+1" office:value-type="float" office:value="2.52454166666667" calcext:value-type="float">
            <text:p>2.524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356" calcext:value-type="float">
            <text:p>-5356</text:p>
          </table:table-cell>
          <table:table-cell office:value-type="float" office:value="25027" calcext:value-type="float">
            <text:p>25027</text:p>
          </table:table-cell>
          <table:table-cell office:value-type="float" office:value="-32485" calcext:value-type="float">
            <text:p>-32485</text:p>
          </table:table-cell>
          <table:table-cell office:value-type="float" office:value="192" calcext:value-type="float">
            <text:p>192</text:p>
          </table:table-cell>
          <table:table-cell office:value-type="float" office:value="41355" calcext:value-type="float">
            <text:p>41355</text:p>
          </table:table-cell>
          <table:table-cell table:formula="of:=(([.E156]-16000)/(40000-16000))+1" office:value-type="float" office:value="2.05645833333333" calcext:value-type="float">
            <text:p>2.056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141" calcext:value-type="float">
            <text:p>-7141</text:p>
          </table:table-cell>
          <table:table-cell office:value-type="float" office:value="-11437" calcext:value-type="float">
            <text:p>-11437</text:p>
          </table:table-cell>
          <table:table-cell office:value-type="float" office:value="27370" calcext:value-type="float">
            <text:p>27370</text:p>
          </table:table-cell>
          <table:table-cell office:value-type="float" office:value="193" calcext:value-type="float">
            <text:p>193</text:p>
          </table:table-cell>
          <table:table-cell office:value-type="float" office:value="30510" calcext:value-type="float">
            <text:p>30510</text:p>
          </table:table-cell>
          <table:table-cell table:formula="of:=(([.E157]-16000)/(40000-16000))+1" office:value-type="float" office:value="1.60458333333333" calcext:value-type="float">
            <text:p>1.604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530" calcext:value-type="float">
            <text:p>-12530</text:p>
          </table:table-cell>
          <table:table-cell office:value-type="float" office:value="-15317" calcext:value-type="float">
            <text:p>-15317</text:p>
          </table:table-cell>
          <table:table-cell office:value-type="float" office:value="-21301" calcext:value-type="float">
            <text:p>-21301</text:p>
          </table:table-cell>
          <table:table-cell office:value-type="float" office:value="194" calcext:value-type="float">
            <text:p>194</text:p>
          </table:table-cell>
          <table:table-cell office:value-type="float" office:value="29074" calcext:value-type="float">
            <text:p>29074</text:p>
          </table:table-cell>
          <table:table-cell table:formula="of:=(([.E158]-16000)/(40000-16000))+1" office:value-type="float" office:value="1.54475" calcext:value-type="float">
            <text:p>1.544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839" calcext:value-type="float">
            <text:p>-29839</text:p>
          </table:table-cell>
          <table:table-cell office:value-type="float" office:value="-10756" calcext:value-type="float">
            <text:p>-10756</text:p>
          </table:table-cell>
          <table:table-cell office:value-type="float" office:value="1736" calcext:value-type="float">
            <text:p>1736</text:p>
          </table:table-cell>
          <table:table-cell office:value-type="float" office:value="196" calcext:value-type="float">
            <text:p>196</text:p>
          </table:table-cell>
          <table:table-cell office:value-type="float" office:value="31765" calcext:value-type="float">
            <text:p>31765</text:p>
          </table:table-cell>
          <table:table-cell table:formula="of:=(([.E159]-16000)/(40000-16000))+1" office:value-type="float" office:value="1.656875" calcext:value-type="float">
            <text:p>1.656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float" office:value="-541" calcext:value-type="float">
            <text:p>-541</text:p>
          </table:table-cell>
          <table:table-cell office:value-type="float" office:value="-28320" calcext:value-type="float">
            <text:p>-28320</text:p>
          </table:table-cell>
          <table:table-cell office:value-type="float" office:value="197" calcext:value-type="float">
            <text:p>197</text:p>
          </table:table-cell>
          <table:table-cell office:value-type="float" office:value="32175" calcext:value-type="float">
            <text:p>32175</text:p>
          </table:table-cell>
          <table:table-cell table:formula="of:=(([.E160]-16000)/(40000-16000))+1" office:value-type="float" office:value="1.67395833333333" calcext:value-type="float">
            <text:p>1.673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940" calcext:value-type="float">
            <text:p>-16940</text:p>
          </table:table-cell>
          <table:table-cell office:value-type="float" office:value="25575" calcext:value-type="float">
            <text:p>25575</text:p>
          </table:table-cell>
          <table:table-cell office:value-type="float" office:value="11105" calcext:value-type="float">
            <text:p>11105</text:p>
          </table:table-cell>
          <table:table-cell office:value-type="float" office:value="199" calcext:value-type="float">
            <text:p>199</text:p>
          </table:table-cell>
          <table:table-cell office:value-type="float" office:value="32624" calcext:value-type="float">
            <text:p>32624</text:p>
          </table:table-cell>
          <table:table-cell table:formula="of:=(([.E161]-16000)/(40000-16000))+1" office:value-type="float" office:value="1.69266666666667" calcext:value-type="float">
            <text:p>1.692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832" calcext:value-type="float">
            <text:p>5832</text:p>
          </table:table-cell>
          <table:table-cell office:value-type="float" office:value="-844" calcext:value-type="float">
            <text:p>-844</text:p>
          </table:table-cell>
          <table:table-cell office:value-type="float" office:value="200" calcext:value-type="float">
            <text:p>200</text:p>
          </table:table-cell>
          <table:table-cell office:value-type="float" office:value="6091" calcext:value-type="float">
            <text:p>6091</text:p>
          </table:table-cell>
          <table:table-cell table:formula="of:=(([.E162]-16000)/(40000-16000))+1" office:value-type="float" office:value="0.587125" calcext:value-type="float">
            <text:p>0.587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40" calcext:value-type="float">
            <text:p>-2840</text:p>
          </table:table-cell>
          <table:table-cell office:value-type="float" office:value="-22478" calcext:value-type="float">
            <text:p>-22478</text:p>
          </table:table-cell>
          <table:table-cell office:value-type="float" office:value="9181" calcext:value-type="float">
            <text:p>9181</text:p>
          </table:table-cell>
          <table:table-cell office:value-type="float" office:value="201" calcext:value-type="float">
            <text:p>201</text:p>
          </table:table-cell>
          <table:table-cell office:value-type="float" office:value="24446" calcext:value-type="float">
            <text:p>24446</text:p>
          </table:table-cell>
          <table:table-cell table:formula="of:=(([.E163]-16000)/(40000-16000))+1" office:value-type="float" office:value="1.35191666666667" calcext:value-type="float">
            <text:p>1.351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601" calcext:value-type="float">
            <text:p>-10601</text:p>
          </table:table-cell>
          <table:table-cell office:value-type="float" office:value="-1664" calcext:value-type="float">
            <text:p>-1664</text:p>
          </table:table-cell>
          <table:table-cell office:value-type="float" office:value="26732" calcext:value-type="float">
            <text:p>26732</text:p>
          </table:table-cell>
          <table:table-cell office:value-type="float" office:value="202" calcext:value-type="float">
            <text:p>202</text:p>
          </table:table-cell>
          <table:table-cell office:value-type="float" office:value="28805" calcext:value-type="float">
            <text:p>28805</text:p>
          </table:table-cell>
          <table:table-cell table:formula="of:=(([.E164]-16000)/(40000-16000))+1" office:value-type="float" office:value="1.53354166666667" calcext:value-type="float">
            <text:p>1.533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99" calcext:value-type="float">
            <text:p>-15699</text:p>
          </table:table-cell>
          <table:table-cell office:value-type="float" office:value="-10592" calcext:value-type="float">
            <text:p>-10592</text:p>
          </table:table-cell>
          <table:table-cell office:value-type="float" office:value="22520" calcext:value-type="float">
            <text:p>22520</text:p>
          </table:table-cell>
          <table:table-cell office:value-type="float" office:value="203" calcext:value-type="float">
            <text:p>203</text:p>
          </table:table-cell>
          <table:table-cell office:value-type="float" office:value="29424" calcext:value-type="float">
            <text:p>29424</text:p>
          </table:table-cell>
          <table:table-cell table:formula="of:=(([.E165]-16000)/(40000-16000))+1" office:value-type="float" office:value="1.55933333333333" calcext:value-type="float">
            <text:p>1.559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float" office:value="14342" calcext:value-type="float">
            <text:p>14342</text:p>
          </table:table-cell>
          <table:table-cell office:value-type="float" office:value="31914" calcext:value-type="float">
            <text:p>31914</text:p>
          </table:table-cell>
          <table:table-cell office:value-type="float" office:value="206" calcext:value-type="float">
            <text:p>206</text:p>
          </table:table-cell>
          <table:table-cell office:value-type="float" office:value="35924" calcext:value-type="float">
            <text:p>35924</text:p>
          </table:table-cell>
          <table:table-cell table:formula="of:=(([.E166]-16000)/(40000-16000))+1" office:value-type="float" office:value="1.83016666666667" calcext:value-type="float">
            <text:p>1.830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902" calcext:value-type="float">
            <text:p>-17902</text:p>
          </table:table-cell>
          <table:table-cell office:value-type="float" office:value="12842" calcext:value-type="float">
            <text:p>12842</text:p>
          </table:table-cell>
          <table:table-cell office:value-type="float" office:value="23887" calcext:value-type="float">
            <text:p>23887</text:p>
          </table:table-cell>
          <table:table-cell office:value-type="float" office:value="207" calcext:value-type="float">
            <text:p>207</text:p>
          </table:table-cell>
          <table:table-cell office:value-type="float" office:value="32495" calcext:value-type="float">
            <text:p>32495</text:p>
          </table:table-cell>
          <table:table-cell table:formula="of:=(([.E167]-16000)/(40000-16000))+1" office:value-type="float" office:value="1.68729166666667" calcext:value-type="float">
            <text:p>1.68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97" calcext:value-type="float">
            <text:p>-2397</text:p>
          </table:table-cell>
          <table:table-cell office:value-type="float" office:value="10146" calcext:value-type="float">
            <text:p>10146</text:p>
          </table:table-cell>
          <table:table-cell office:value-type="float" office:value="1559" calcext:value-type="float">
            <text:p>1559</text:p>
          </table:table-cell>
          <table:table-cell office:value-type="float" office:value="208" calcext:value-type="float">
            <text:p>208</text:p>
          </table:table-cell>
          <table:table-cell office:value-type="float" office:value="10541" calcext:value-type="float">
            <text:p>10541</text:p>
          </table:table-cell>
          <table:table-cell table:formula="of:=(([.E168]-16000)/(40000-16000))+1" office:value-type="float" office:value="0.772541666666667" calcext:value-type="float">
            <text:p>0.77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  <table:table-cell office:value-type="float" office:value="-10138" calcext:value-type="float">
            <text:p>-10138</text:p>
          </table:table-cell>
          <table:table-cell office:value-type="float" office:value="28117" calcext:value-type="float">
            <text:p>28117</text:p>
          </table:table-cell>
          <table:table-cell office:value-type="float" office:value="209" calcext:value-type="float">
            <text:p>209</text:p>
          </table:table-cell>
          <table:table-cell office:value-type="float" office:value="32103" calcext:value-type="float">
            <text:p>32103</text:p>
          </table:table-cell>
          <table:table-cell table:formula="of:=(([.E169]-16000)/(40000-16000))+1" office:value-type="float" office:value="1.67095833333333" calcext:value-type="float">
            <text:p>1.670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5362" calcext:value-type="float">
            <text:p>-5362</text:p>
          </table:table-cell>
          <table:table-cell office:value-type="float" office:value="6650" calcext:value-type="float">
            <text:p>6650</text:p>
          </table:table-cell>
          <table:table-cell office:value-type="float" office:value="210" calcext:value-type="float">
            <text:p>210</text:p>
          </table:table-cell>
          <table:table-cell office:value-type="float" office:value="8581" calcext:value-type="float">
            <text:p>8581</text:p>
          </table:table-cell>
          <table:table-cell table:formula="of:=(([.E170]-16000)/(40000-16000))+1" office:value-type="float" office:value="0.690875" calcext:value-type="float">
            <text:p>0.690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26" calcext:value-type="float">
            <text:p>10826</text:p>
          </table:table-cell>
          <table:table-cell office:value-type="float" office:value="-17517" calcext:value-type="float">
            <text:p>-17517</text:p>
          </table:table-cell>
          <table:table-cell office:value-type="float" office:value="31820" calcext:value-type="float">
            <text:p>31820</text:p>
          </table:table-cell>
          <table:table-cell office:value-type="float" office:value="211" calcext:value-type="float">
            <text:p>211</text:p>
          </table:table-cell>
          <table:table-cell office:value-type="float" office:value="37901" calcext:value-type="float">
            <text:p>37901</text:p>
          </table:table-cell>
          <table:table-cell table:formula="of:=(([.E171]-16000)/(40000-16000))+1" office:value-type="float" office:value="1.91254166666667" calcext:value-type="float">
            <text:p>1.91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11" calcext:value-type="float">
            <text:p>-15211</text:p>
          </table:table-cell>
          <table:table-cell office:value-type="float" office:value="-7797" calcext:value-type="float">
            <text:p>-7797</text:p>
          </table:table-cell>
          <table:table-cell office:value-type="float" office:value="12763" calcext:value-type="float">
            <text:p>12763</text:p>
          </table:table-cell>
          <table:table-cell office:value-type="float" office:value="212" calcext:value-type="float">
            <text:p>212</text:p>
          </table:table-cell>
          <table:table-cell office:value-type="float" office:value="21332" calcext:value-type="float">
            <text:p>21332</text:p>
          </table:table-cell>
          <table:table-cell table:formula="of:=(([.E172]-16000)/(40000-16000))+1" office:value-type="float" office:value="1.22216666666667" calcext:value-type="float">
            <text:p>1.222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250" calcext:value-type="float">
            <text:p>-20250</text:p>
          </table:table-cell>
          <table:table-cell office:value-type="float" office:value="-11129" calcext:value-type="float">
            <text:p>-11129</text:p>
          </table:table-cell>
          <table:table-cell office:value-type="float" office:value="14519" calcext:value-type="float">
            <text:p>14519</text:p>
          </table:table-cell>
          <table:table-cell office:value-type="float" office:value="213" calcext:value-type="float">
            <text:p>213</text:p>
          </table:table-cell>
          <table:table-cell office:value-type="float" office:value="27289" calcext:value-type="float">
            <text:p>27289</text:p>
          </table:table-cell>
          <table:table-cell table:formula="of:=(([.E173]-16000)/(40000-16000))+1" office:value-type="float" office:value="1.470375" calcext:value-type="float">
            <text:p>1.470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402" calcext:value-type="float">
            <text:p>-8402</text:p>
          </table:table-cell>
          <table:table-cell office:value-type="float" office:value="21592" calcext:value-type="float">
            <text:p>21592</text:p>
          </table:table-cell>
          <table:table-cell office:value-type="float" office:value="-12933" calcext:value-type="float">
            <text:p>-12933</text:p>
          </table:table-cell>
          <table:table-cell office:value-type="float" office:value="214" calcext:value-type="float">
            <text:p>214</text:p>
          </table:table-cell>
          <table:table-cell office:value-type="float" office:value="26534" calcext:value-type="float">
            <text:p>26534</text:p>
          </table:table-cell>
          <table:table-cell table:formula="of:=(([.E174]-16000)/(40000-16000))+1" office:value-type="float" office:value="1.43891666666667" calcext:value-type="float">
            <text:p>1.438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20315" calcext:value-type="float">
            <text:p>20315</text:p>
          </table:table-cell>
          <table:table-cell office:value-type="float" office:value="29008" calcext:value-type="float">
            <text:p>29008</text:p>
          </table:table-cell>
          <table:table-cell office:value-type="float" office:value="215" calcext:value-type="float">
            <text:p>215</text:p>
          </table:table-cell>
          <table:table-cell office:value-type="float" office:value="36183" calcext:value-type="float">
            <text:p>36183</text:p>
          </table:table-cell>
          <table:table-cell table:formula="of:=(([.E175]-16000)/(40000-16000))+1" office:value-type="float" office:value="1.84095833333333" calcext:value-type="float">
            <text:p>1.840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86" calcext:value-type="float">
            <text:p>12686</text:p>
          </table:table-cell>
          <table:table-cell office:value-type="float" office:value="11209" calcext:value-type="float">
            <text:p>11209</text:p>
          </table:table-cell>
          <table:table-cell office:value-type="float" office:value="-4355" calcext:value-type="float">
            <text:p>-4355</text:p>
          </table:table-cell>
          <table:table-cell office:value-type="float" office:value="216" calcext:value-type="float">
            <text:p>216</text:p>
          </table:table-cell>
          <table:table-cell office:value-type="float" office:value="17479" calcext:value-type="float">
            <text:p>17479</text:p>
          </table:table-cell>
          <table:table-cell table:formula="of:=(([.E176]-16000)/(40000-16000))+1" office:value-type="float" office:value="1.061625" calcext:value-type="float">
            <text:p>1.061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435" calcext:value-type="float">
            <text:p>-3435</text:p>
          </table:table-cell>
          <table:table-cell office:value-type="float" office:value="-8470" calcext:value-type="float">
            <text:p>-8470</text:p>
          </table:table-cell>
          <table:table-cell office:value-type="float" office:value="17763" calcext:value-type="float">
            <text:p>17763</text:p>
          </table:table-cell>
          <table:table-cell office:value-type="float" office:value="217" calcext:value-type="float">
            <text:p>217</text:p>
          </table:table-cell>
          <table:table-cell office:value-type="float" office:value="19976" calcext:value-type="float">
            <text:p>19976</text:p>
          </table:table-cell>
          <table:table-cell table:formula="of:=(([.E177]-16000)/(40000-16000))+1" office:value-type="float" office:value="1.16566666666667" calcext:value-type="float">
            <text:p>1.16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float" office:value="-6483" calcext:value-type="float">
            <text:p>-6483</text:p>
          </table:table-cell>
          <table:table-cell office:value-type="float" office:value="6977" calcext:value-type="float">
            <text:p>6977</text:p>
          </table:table-cell>
          <table:table-cell office:value-type="float" office:value="218" calcext:value-type="float">
            <text:p>218</text:p>
          </table:table-cell>
          <table:table-cell office:value-type="float" office:value="11964" calcext:value-type="float">
            <text:p>11964</text:p>
          </table:table-cell>
          <table:table-cell table:formula="of:=(([.E178]-16000)/(40000-16000))+1" office:value-type="float" office:value="0.831833333333333" calcext:value-type="float">
            <text:p>0.831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6594" calcext:value-type="float">
            <text:p>-6594</text:p>
          </table:table-cell>
          <table:table-cell office:value-type="float" office:value="11528" calcext:value-type="float">
            <text:p>11528</text:p>
          </table:table-cell>
          <table:table-cell office:value-type="float" office:value="219" calcext:value-type="float">
            <text:p>219</text:p>
          </table:table-cell>
          <table:table-cell office:value-type="float" office:value="13280" calcext:value-type="float">
            <text:p>13280</text:p>
          </table:table-cell>
          <table:table-cell table:formula="of:=(([.E179]-16000)/(40000-16000))+1" office:value-type="float" office:value="0.886666666666667" calcext:value-type="float">
            <text:p>0.88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416" calcext:value-type="float">
            <text:p>-5416</text:p>
          </table:table-cell>
          <table:table-cell office:value-type="float" office:value="-13923" calcext:value-type="float">
            <text:p>-13923</text:p>
          </table:table-cell>
          <table:table-cell office:value-type="float" office:value="13371" calcext:value-type="float">
            <text:p>13371</text:p>
          </table:table-cell>
          <table:table-cell office:value-type="float" office:value="220" calcext:value-type="float">
            <text:p>220</text:p>
          </table:table-cell>
          <table:table-cell office:value-type="float" office:value="20049" calcext:value-type="float">
            <text:p>20049</text:p>
          </table:table-cell>
          <table:table-cell table:formula="of:=(([.E180]-16000)/(40000-16000))+1" office:value-type="float" office:value="1.16870833333333" calcext:value-type="float">
            <text:p>1.168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94" calcext:value-type="float">
            <text:p>-3894</text:p>
          </table:table-cell>
          <table:table-cell office:value-type="float" office:value="3333" calcext:value-type="float">
            <text:p>3333</text:p>
          </table:table-cell>
          <table:table-cell office:value-type="float" office:value="32760" calcext:value-type="float">
            <text:p>32760</text:p>
          </table:table-cell>
          <table:table-cell office:value-type="float" office:value="221" calcext:value-type="float">
            <text:p>221</text:p>
          </table:table-cell>
          <table:table-cell office:value-type="float" office:value="33158" calcext:value-type="float">
            <text:p>33158</text:p>
          </table:table-cell>
          <table:table-cell table:formula="of:=(([.E181]-16000)/(40000-16000))+1" office:value-type="float" office:value="1.71491666666667" calcext:value-type="float">
            <text:p>1.714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14519" calcext:value-type="float">
            <text:p>14519</text:p>
          </table:table-cell>
          <table:table-cell office:value-type="float" office:value="-554" calcext:value-type="float">
            <text:p>-554</text:p>
          </table:table-cell>
          <table:table-cell office:value-type="float" office:value="222" calcext:value-type="float">
            <text:p>222</text:p>
          </table:table-cell>
          <table:table-cell office:value-type="float" office:value="19023" calcext:value-type="float">
            <text:p>19023</text:p>
          </table:table-cell>
          <table:table-cell table:formula="of:=(([.E182]-16000)/(40000-16000))+1" office:value-type="float" office:value="1.12595833333333" calcext:value-type="float">
            <text:p>1.12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398" calcext:value-type="float">
            <text:p>-7398</text:p>
          </table:table-cell>
          <table:table-cell office:value-type="float" office:value="9589" calcext:value-type="float">
            <text:p>9589</text:p>
          </table:table-cell>
          <table:table-cell office:value-type="float" office:value="22862" calcext:value-type="float">
            <text:p>22862</text:p>
          </table:table-cell>
          <table:table-cell office:value-type="float" office:value="223" calcext:value-type="float">
            <text:p>223</text:p>
          </table:table-cell>
          <table:table-cell office:value-type="float" office:value="25871" calcext:value-type="float">
            <text:p>25871</text:p>
          </table:table-cell>
          <table:table-cell table:formula="of:=(([.E183]-16000)/(40000-16000))+1" office:value-type="float" office:value="1.41129166666667" calcext:value-type="float">
            <text:p>1.411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2184" calcext:value-type="float">
            <text:p>-12184</text:p>
          </table:table-cell>
          <table:table-cell office:value-type="float" office:value="14153" calcext:value-type="float">
            <text:p>14153</text:p>
          </table:table-cell>
          <table:table-cell office:value-type="float" office:value="225" calcext:value-type="float">
            <text:p>225</text:p>
          </table:table-cell>
          <table:table-cell office:value-type="float" office:value="18694" calcext:value-type="float">
            <text:p>18694</text:p>
          </table:table-cell>
          <table:table-cell table:formula="of:=(([.E184]-16000)/(40000-16000))+1" office:value-type="float" office:value="1.11225" calcext:value-type="float">
            <text:p>1.112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98" calcext:value-type="float">
            <text:p>-1698</text:p>
          </table:table-cell>
          <table:table-cell office:value-type="float" office:value="-4403" calcext:value-type="float">
            <text:p>-4403</text:p>
          </table:table-cell>
          <table:table-cell office:value-type="float" office:value="9459" calcext:value-type="float">
            <text:p>9459</text:p>
          </table:table-cell>
          <table:table-cell office:value-type="float" office:value="226" calcext:value-type="float">
            <text:p>226</text:p>
          </table:table-cell>
          <table:table-cell office:value-type="float" office:value="10570" calcext:value-type="float">
            <text:p>10570</text:p>
          </table:table-cell>
          <table:table-cell table:formula="of:=(([.E185]-16000)/(40000-16000))+1" office:value-type="float" office:value="0.77375" calcext:value-type="float">
            <text:p>0.77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0921" calcext:value-type="float">
            <text:p>-30921</text:p>
          </table:table-cell>
          <table:table-cell office:value-type="float" office:value="-13655" calcext:value-type="float">
            <text:p>-13655</text:p>
          </table:table-cell>
          <table:table-cell office:value-type="float" office:value="23187" calcext:value-type="float">
            <text:p>23187</text:p>
          </table:table-cell>
          <table:table-cell office:value-type="float" office:value="227" calcext:value-type="float">
            <text:p>227</text:p>
          </table:table-cell>
          <table:table-cell office:value-type="float" office:value="40990" calcext:value-type="float">
            <text:p>40990</text:p>
          </table:table-cell>
          <table:table-cell table:formula="of:=(([.E186]-16000)/(40000-16000))+1" office:value-type="float" office:value="2.04125" calcext:value-type="float">
            <text:p>2.04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35" calcext:value-type="float">
            <text:p>-935</text:p>
          </table:table-cell>
          <table:table-cell office:value-type="float" office:value="-45" calcext:value-type="float">
            <text:p>-45</text:p>
          </table:table-cell>
          <table:table-cell office:value-type="float" office:value="16053" calcext:value-type="float">
            <text:p>16053</text:p>
          </table:table-cell>
          <table:table-cell office:value-type="float" office:value="41" calcext:value-type="float">
            <text:p>41</text:p>
          </table:table-cell>
          <table:table-cell office:value-type="float" office:value="16080" calcext:value-type="float">
            <text:p>16080</text:p>
          </table:table-cell>
          <table:table-cell table:formula="of:=(([.E187]-16000)/(40000-16000))+1" office:value-type="float" office:value="1.00333333333333" calcext:value-type="float">
            <text:p>1.00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09" calcext:value-type="float">
            <text:p>-909</text:p>
          </table:table-cell>
          <table:table-cell office:value-type="float" office:value="-35" calcext:value-type="float">
            <text:p>-35</text:p>
          </table:table-cell>
          <table:table-cell office:value-type="float" office:value="16026" calcext:value-type="float">
            <text:p>16026</text:p>
          </table:table-cell>
          <table:table-cell office:value-type="float" office:value="45" calcext:value-type="float">
            <text:p>45</text:p>
          </table:table-cell>
          <table:table-cell office:value-type="float" office:value="16051" calcext:value-type="float">
            <text:p>16051</text:p>
          </table:table-cell>
          <table:table-cell table:formula="of:=(([.E188]-16000)/(40000-16000))+1" office:value-type="float" office:value="1.002125" calcext:value-type="float">
            <text:p>1.002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45" calcext:value-type="float">
            <text:p>-945</text:p>
          </table:table-cell>
          <table:table-cell office:value-type="float" office:value="-73" calcext:value-type="float">
            <text:p>-73</text:p>
          </table:table-cell>
          <table:table-cell office:value-type="float" office:value="16083" calcext:value-type="float">
            <text:p>16083</text:p>
          </table:table-cell>
          <table:table-cell office:value-type="float" office:value="50" calcext:value-type="float">
            <text:p>50</text:p>
          </table:table-cell>
          <table:table-cell office:value-type="float" office:value="16110" calcext:value-type="float">
            <text:p>16110</text:p>
          </table:table-cell>
          <table:table-cell table:formula="of:=(([.E189]-16000)/(40000-16000))+1" office:value-type="float" office:value="1.00458333333333" calcext:value-type="float">
            <text:p>1.00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5" calcext:value-type="float">
            <text:p>-875</text:p>
          </table:table-cell>
          <table:table-cell office:value-type="float" office:value="-33" calcext:value-type="float">
            <text:p>-33</text:p>
          </table:table-cell>
          <table:table-cell office:value-type="float" office:value="16114" calcext:value-type="float">
            <text:p>16114</text:p>
          </table:table-cell>
          <table:table-cell office:value-type="float" office:value="52" calcext:value-type="float">
            <text:p>52</text:p>
          </table:table-cell>
          <table:table-cell office:value-type="float" office:value="16137" calcext:value-type="float">
            <text:p>16137</text:p>
          </table:table-cell>
          <table:table-cell table:formula="of:=(([.E190]-16000)/(40000-16000))+1" office:value-type="float" office:value="1.00570833333333" calcext:value-type="float">
            <text:p>1.005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  <table:table-cell office:value-type="float" office:value="-86" calcext:value-type="float">
            <text:p>-86</text:p>
          </table:table-cell>
          <table:table-cell office:value-type="float" office:value="15986" calcext:value-type="float">
            <text:p>15986</text:p>
          </table:table-cell>
          <table:table-cell office:value-type="float" office:value="53" calcext:value-type="float">
            <text:p>53</text:p>
          </table:table-cell>
          <table:table-cell office:value-type="float" office:value="16010" calcext:value-type="float">
            <text:p>16010</text:p>
          </table:table-cell>
          <table:table-cell table:formula="of:=(([.E191]-16000)/(40000-16000))+1" office:value-type="float" office:value="1.00041666666667" calcext:value-type="float">
            <text:p>1.000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5" calcext:value-type="float">
            <text:p>-955</text:p>
          </table:table-cell>
          <table:table-cell office:value-type="float" office:value="-81" calcext:value-type="float">
            <text:p>-81</text:p>
          </table:table-cell>
          <table:table-cell office:value-type="float" office:value="16056" calcext:value-type="float">
            <text:p>16056</text:p>
          </table:table-cell>
          <table:table-cell office:value-type="float" office:value="54" calcext:value-type="float">
            <text:p>54</text:p>
          </table:table-cell>
          <table:table-cell office:value-type="float" office:value="16084" calcext:value-type="float">
            <text:p>16084</text:p>
          </table:table-cell>
          <table:table-cell table:formula="of:=(([.E192]-16000)/(40000-16000))+1" office:value-type="float" office:value="1.0035" calcext:value-type="float">
            <text:p>1.0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3" calcext:value-type="float">
            <text:p>-863</text:p>
          </table:table-cell>
          <table:table-cell office:value-type="float" office:value="-224" calcext:value-type="float">
            <text:p>-224</text:p>
          </table:table-cell>
          <table:table-cell office:value-type="float" office:value="16082" calcext:value-type="float">
            <text:p>16082</text:p>
          </table:table-cell>
          <table:table-cell office:value-type="float" office:value="58" calcext:value-type="float">
            <text:p>58</text:p>
          </table:table-cell>
          <table:table-cell office:value-type="float" office:value="16106" calcext:value-type="float">
            <text:p>16106</text:p>
          </table:table-cell>
          <table:table-cell table:formula="of:=(([.E193]-16000)/(40000-16000))+1" office:value-type="float" office:value="1.00441666666667" calcext:value-type="float">
            <text:p>1.004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-51" calcext:value-type="float">
            <text:p>-51</text:p>
          </table:table-cell>
          <table:table-cell office:value-type="float" office:value="16045" calcext:value-type="float">
            <text:p>16045</text:p>
          </table:table-cell>
          <table:table-cell office:value-type="float" office:value="59" calcext:value-type="float">
            <text:p>59</text:p>
          </table:table-cell>
          <table:table-cell office:value-type="float" office:value="16068" calcext:value-type="float">
            <text:p>16068</text:p>
          </table:table-cell>
          <table:table-cell table:formula="of:=(([.E194]-16000)/(40000-16000))+1" office:value-type="float" office:value="1.00283333333333" calcext:value-type="float">
            <text:p>1.00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1" calcext:value-type="float">
            <text:p>-911</text:p>
          </table:table-cell>
          <table:table-cell office:value-type="float" office:value="-9" calcext:value-type="float">
            <text:p>-9</text:p>
          </table:table-cell>
          <table:table-cell office:value-type="float" office:value="16026" calcext:value-type="float">
            <text:p>16026</text:p>
          </table:table-cell>
          <table:table-cell office:value-type="float" office:value="61" calcext:value-type="float">
            <text:p>61</text:p>
          </table:table-cell>
          <table:table-cell office:value-type="float" office:value="16051" calcext:value-type="float">
            <text:p>16051</text:p>
          </table:table-cell>
          <table:table-cell table:formula="of:=(([.E195]-16000)/(40000-16000))+1" office:value-type="float" office:value="1.002125" calcext:value-type="float">
            <text:p>1.002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2" calcext:value-type="float">
            <text:p>-852</text:p>
          </table:table-cell>
          <table:table-cell office:value-type="float" office:value="-7" calcext:value-type="float">
            <text:p>-7</text:p>
          </table:table-cell>
          <table:table-cell office:value-type="float" office:value="16062" calcext:value-type="float">
            <text:p>16062</text:p>
          </table:table-cell>
          <table:table-cell office:value-type="float" office:value="65" calcext:value-type="float">
            <text:p>65</text:p>
          </table:table-cell>
          <table:table-cell office:value-type="float" office:value="16084" calcext:value-type="float">
            <text:p>16084</text:p>
          </table:table-cell>
          <table:table-cell table:formula="of:=(([.E196]-16000)/(40000-16000))+1" office:value-type="float" office:value="1.0035" calcext:value-type="float">
            <text:p>1.0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79" calcext:value-type="float">
            <text:p>17379</text:p>
          </table:table-cell>
          <table:table-cell office:value-type="float" office:value="-1689" calcext:value-type="float">
            <text:p>-1689</text:p>
          </table:table-cell>
          <table:table-cell office:value-type="float" office:value="12252" calcext:value-type="float">
            <text:p>12252</text:p>
          </table:table-cell>
          <table:table-cell office:value-type="float" office:value="69" calcext:value-type="float">
            <text:p>69</text:p>
          </table:table-cell>
          <table:table-cell office:value-type="float" office:value="21330" calcext:value-type="float">
            <text:p>21330</text:p>
          </table:table-cell>
          <table:table-cell table:formula="of:=(([.E197]-16000)/(40000-16000))+1" office:value-type="float" office:value="1.22208333333333" calcext:value-type="float">
            <text:p>1.222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13716" calcext:value-type="float">
            <text:p>13716</text:p>
          </table:table-cell>
          <table:table-cell office:value-type="float" office:value="19653" calcext:value-type="float">
            <text:p>19653</text:p>
          </table:table-cell>
          <table:table-cell office:value-type="float" office:value="71" calcext:value-type="float">
            <text:p>71</text:p>
          </table:table-cell>
          <table:table-cell office:value-type="float" office:value="24153" calcext:value-type="float">
            <text:p>24153</text:p>
          </table:table-cell>
          <table:table-cell table:formula="of:=(([.E198]-16000)/(40000-16000))+1" office:value-type="float" office:value="1.33970833333333" calcext:value-type="float">
            <text:p>1.339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321" calcext:value-type="float">
            <text:p>-15321</text:p>
          </table:table-cell>
          <table:table-cell office:value-type="float" office:value="-13327" calcext:value-type="float">
            <text:p>-13327</text:p>
          </table:table-cell>
          <table:table-cell office:value-type="float" office:value="9036" calcext:value-type="float">
            <text:p>9036</text:p>
          </table:table-cell>
          <table:table-cell office:value-type="float" office:value="73" calcext:value-type="float">
            <text:p>73</text:p>
          </table:table-cell>
          <table:table-cell office:value-type="float" office:value="22225" calcext:value-type="float">
            <text:p>22225</text:p>
          </table:table-cell>
          <table:table-cell table:formula="of:=(([.E199]-16000)/(40000-16000))+1" office:value-type="float" office:value="1.259375" calcext:value-type="float">
            <text:p>1.259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611" calcext:value-type="float">
            <text:p>-3611</text:p>
          </table:table-cell>
          <table:table-cell office:value-type="float" office:value="-1104" calcext:value-type="float">
            <text:p>-1104</text:p>
          </table:table-cell>
          <table:table-cell office:value-type="float" office:value="7293" calcext:value-type="float">
            <text:p>7293</text:p>
          </table:table-cell>
          <table:table-cell office:value-type="float" office:value="77" calcext:value-type="float">
            <text:p>77</text:p>
          </table:table-cell>
          <table:table-cell office:value-type="float" office:value="8212" calcext:value-type="float">
            <text:p>8212</text:p>
          </table:table-cell>
          <table:table-cell table:formula="of:=(([.E200]-16000)/(40000-16000))+1" office:value-type="float" office:value="0.6755" calcext:value-type="float">
            <text:p>0.67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466" calcext:value-type="float">
            <text:p>-9466</text:p>
          </table:table-cell>
          <table:table-cell office:value-type="float" office:value="7179" calcext:value-type="float">
            <text:p>7179</text:p>
          </table:table-cell>
          <table:table-cell office:value-type="float" office:value="13812" calcext:value-type="float">
            <text:p>13812</text:p>
          </table:table-cell>
          <table:table-cell office:value-type="float" office:value="81" calcext:value-type="float">
            <text:p>81</text:p>
          </table:table-cell>
          <table:table-cell office:value-type="float" office:value="18218" calcext:value-type="float">
            <text:p>18218</text:p>
          </table:table-cell>
          <table:table-cell table:formula="of:=(([.E201]-16000)/(40000-16000))+1" office:value-type="float" office:value="1.09241666666667" calcext:value-type="float">
            <text:p>1.092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-19809" calcext:value-type="float">
            <text:p>-19809</text:p>
          </table:table-cell>
          <table:table-cell office:value-type="float" office:value="-1005" calcext:value-type="float">
            <text:p>-1005</text:p>
          </table:table-cell>
          <table:table-cell office:value-type="float" office:value="90" calcext:value-type="float">
            <text:p>90</text:p>
          </table:table-cell>
          <table:table-cell office:value-type="float" office:value="22019" calcext:value-type="float">
            <text:p>22019</text:p>
          </table:table-cell>
          <table:table-cell table:formula="of:=(([.E202]-16000)/(40000-16000))+1" office:value-type="float" office:value="1.25079166666667" calcext:value-type="float">
            <text:p>1.250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514" calcext:value-type="float">
            <text:p>-30514</text:p>
          </table:table-cell>
          <table:table-cell office:value-type="float" office:value="-13569" calcext:value-type="float">
            <text:p>-13569</text:p>
          </table:table-cell>
          <table:table-cell office:value-type="float" office:value="12452" calcext:value-type="float">
            <text:p>12452</text:p>
          </table:table-cell>
          <table:table-cell office:value-type="float" office:value="99" calcext:value-type="float">
            <text:p>99</text:p>
          </table:table-cell>
          <table:table-cell office:value-type="float" office:value="35640" calcext:value-type="float">
            <text:p>35640</text:p>
          </table:table-cell>
          <table:table-cell table:formula="of:=(([.E203]-16000)/(40000-16000))+1" office:value-type="float" office:value="1.81833333333333" calcext:value-type="float">
            <text:p>1.818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728" calcext:value-type="float">
            <text:p>-16728</text:p>
          </table:table-cell>
          <table:table-cell office:value-type="float" office:value="11470" calcext:value-type="float">
            <text:p>11470</text:p>
          </table:table-cell>
          <table:table-cell office:value-type="float" office:value="13295" calcext:value-type="float">
            <text:p>13295</text:p>
          </table:table-cell>
          <table:table-cell office:value-type="float" office:value="104" calcext:value-type="float">
            <text:p>104</text:p>
          </table:table-cell>
          <table:table-cell office:value-type="float" office:value="24251" calcext:value-type="float">
            <text:p>24251</text:p>
          </table:table-cell>
          <table:table-cell table:formula="of:=(([.E204]-16000)/(40000-16000))+1" office:value-type="float" office:value="1.34379166666667" calcext:value-type="float">
            <text:p>1.343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315" calcext:value-type="float">
            <text:p>-12315</text:p>
          </table:table-cell>
          <table:table-cell office:value-type="float" office:value="-2296" calcext:value-type="float">
            <text:p>-2296</text:p>
          </table:table-cell>
          <table:table-cell office:value-type="float" office:value="13558" calcext:value-type="float">
            <text:p>13558</text:p>
          </table:table-cell>
          <table:table-cell office:value-type="float" office:value="116" calcext:value-type="float">
            <text:p>116</text:p>
          </table:table-cell>
          <table:table-cell office:value-type="float" office:value="18459" calcext:value-type="float">
            <text:p>18459</text:p>
          </table:table-cell>
          <table:table-cell table:formula="of:=(([.E205]-16000)/(40000-16000))+1" office:value-type="float" office:value="1.10245833333333" calcext:value-type="float">
            <text:p>1.102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float" office:value="-2225" calcext:value-type="float">
            <text:p>-2225</text:p>
          </table:table-cell>
          <table:table-cell office:value-type="float" office:value="1936" calcext:value-type="float">
            <text:p>1936</text:p>
          </table:table-cell>
          <table:table-cell office:value-type="float" office:value="130" calcext:value-type="float">
            <text:p>130</text:p>
          </table:table-cell>
          <table:table-cell office:value-type="float" office:value="17709" calcext:value-type="float">
            <text:p>17709</text:p>
          </table:table-cell>
          <table:table-cell table:formula="of:=(([.E206]-16000)/(40000-16000))+1" office:value-type="float" office:value="1.07120833333333" calcext:value-type="float">
            <text:p>1.07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784" calcext:value-type="float">
            <text:p>-7784</text:p>
          </table:table-cell>
          <table:table-cell office:value-type="float" office:value="1562" calcext:value-type="float">
            <text:p>1562</text:p>
          </table:table-cell>
          <table:table-cell office:value-type="float" office:value="21939" calcext:value-type="float">
            <text:p>21939</text:p>
          </table:table-cell>
          <table:table-cell office:value-type="float" office:value="137" calcext:value-type="float">
            <text:p>137</text:p>
          </table:table-cell>
          <table:table-cell office:value-type="float" office:value="23331" calcext:value-type="float">
            <text:p>23331</text:p>
          </table:table-cell>
          <table:table-cell table:formula="of:=(([.E207]-16000)/(40000-16000))+1" office:value-type="float" office:value="1.30545833333333" calcext:value-type="float">
            <text:p>1.30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4447" calcext:value-type="float">
            <text:p>-4447</text:p>
          </table:table-cell>
          <table:table-cell office:value-type="float" office:value="20920" calcext:value-type="float">
            <text:p>20920</text:p>
          </table:table-cell>
          <table:table-cell office:value-type="float" office:value="138" calcext:value-type="float">
            <text:p>138</text:p>
          </table:table-cell>
          <table:table-cell office:value-type="float" office:value="21387" calcext:value-type="float">
            <text:p>21387</text:p>
          </table:table-cell>
          <table:table-cell table:formula="of:=(([.E208]-16000)/(40000-16000))+1" office:value-type="float" office:value="1.22445833333333" calcext:value-type="float">
            <text:p>1.224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5873" calcext:value-type="float">
            <text:p>-25873</text:p>
          </table:table-cell>
          <table:table-cell office:value-type="float" office:value="3758" calcext:value-type="float">
            <text:p>3758</text:p>
          </table:table-cell>
          <table:table-cell office:value-type="float" office:value="11836" calcext:value-type="float">
            <text:p>11836</text:p>
          </table:table-cell>
          <table:table-cell office:value-type="float" office:value="144" calcext:value-type="float">
            <text:p>144</text:p>
          </table:table-cell>
          <table:table-cell office:value-type="float" office:value="28698" calcext:value-type="float">
            <text:p>28698</text:p>
          </table:table-cell>
          <table:table-cell table:formula="of:=(([.E209]-16000)/(40000-16000))+1" office:value-type="float" office:value="1.52908333333333" calcext:value-type="float">
            <text:p>1.529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14" calcext:value-type="float">
            <text:p>20714</text:p>
          </table:table-cell>
          <table:table-cell office:value-type="float" office:value="5798" calcext:value-type="float">
            <text:p>5798</text:p>
          </table:table-cell>
          <table:table-cell office:value-type="float" office:value="7383" calcext:value-type="float">
            <text:p>7383</text:p>
          </table:table-cell>
          <table:table-cell office:value-type="float" office:value="147" calcext:value-type="float">
            <text:p>147</text:p>
          </table:table-cell>
          <table:table-cell office:value-type="float" office:value="22741" calcext:value-type="float">
            <text:p>22741</text:p>
          </table:table-cell>
          <table:table-cell table:formula="of:=(([.E210]-16000)/(40000-16000))+1" office:value-type="float" office:value="1.280875" calcext:value-type="float">
            <text:p>1.280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279" calcext:value-type="float">
            <text:p>26279</text:p>
          </table:table-cell>
          <table:table-cell office:value-type="float" office:value="-10069" calcext:value-type="float">
            <text:p>-10069</text:p>
          </table:table-cell>
          <table:table-cell office:value-type="float" office:value="30974" calcext:value-type="float">
            <text:p>30974</text:p>
          </table:table-cell>
          <table:table-cell office:value-type="float" office:value="148" calcext:value-type="float">
            <text:p>148</text:p>
          </table:table-cell>
          <table:table-cell office:value-type="float" office:value="41849" calcext:value-type="float">
            <text:p>41849</text:p>
          </table:table-cell>
          <table:table-cell table:formula="of:=(([.E211]-16000)/(40000-16000))+1" office:value-type="float" office:value="2.07704166666667" calcext:value-type="float">
            <text:p>2.077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823" calcext:value-type="float">
            <text:p>-2823</text:p>
          </table:table-cell>
          <table:table-cell office:value-type="float" office:value="-4105" calcext:value-type="float">
            <text:p>-4105</text:p>
          </table:table-cell>
          <table:table-cell office:value-type="float" office:value="5759" calcext:value-type="float">
            <text:p>5759</text:p>
          </table:table-cell>
          <table:table-cell office:value-type="float" office:value="149" calcext:value-type="float">
            <text:p>149</text:p>
          </table:table-cell>
          <table:table-cell office:value-type="float" office:value="7614" calcext:value-type="float">
            <text:p>7614</text:p>
          </table:table-cell>
          <table:table-cell table:formula="of:=(([.E212]-16000)/(40000-16000))+1" office:value-type="float" office:value="0.650583333333333" calcext:value-type="float">
            <text:p>0.650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746" calcext:value-type="float">
            <text:p>1746</text:p>
          </table:table-cell>
          <table:table-cell office:value-type="float" office:value="-13283" calcext:value-type="float">
            <text:p>-13283</text:p>
          </table:table-cell>
          <table:table-cell office:value-type="float" office:value="159" calcext:value-type="float">
            <text:p>159</text:p>
          </table:table-cell>
          <table:table-cell office:value-type="float" office:value="13699" calcext:value-type="float">
            <text:p>13699</text:p>
          </table:table-cell>
          <table:table-cell table:formula="of:=(([.E213]-16000)/(40000-16000))+1" office:value-type="float" office:value="0.904125" calcext:value-type="float">
            <text:p>0.904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57" calcext:value-type="float">
            <text:p>14257</text:p>
          </table:table-cell>
          <table:table-cell office:value-type="float" office:value="9155" calcext:value-type="float">
            <text:p>9155</text:p>
          </table:table-cell>
          <table:table-cell office:value-type="float" office:value="9237" calcext:value-type="float">
            <text:p>9237</text:p>
          </table:table-cell>
          <table:table-cell office:value-type="float" office:value="160" calcext:value-type="float">
            <text:p>160</text:p>
          </table:table-cell>
          <table:table-cell office:value-type="float" office:value="19297" calcext:value-type="float">
            <text:p>19297</text:p>
          </table:table-cell>
          <table:table-cell table:formula="of:=(([.E214]-16000)/(40000-16000))+1" office:value-type="float" office:value="1.137375" calcext:value-type="float">
            <text:p>1.137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642" calcext:value-type="float">
            <text:p>-21642</text:p>
          </table:table-cell>
          <table:table-cell office:value-type="float" office:value="-16727" calcext:value-type="float">
            <text:p>-16727</text:p>
          </table:table-cell>
          <table:table-cell office:value-type="float" office:value="17139" calcext:value-type="float">
            <text:p>17139</text:p>
          </table:table-cell>
          <table:table-cell office:value-type="float" office:value="163" calcext:value-type="float">
            <text:p>163</text:p>
          </table:table-cell>
          <table:table-cell office:value-type="float" office:value="32278" calcext:value-type="float">
            <text:p>32278</text:p>
          </table:table-cell>
          <table:table-cell table:formula="of:=(([.E215]-16000)/(40000-16000))+1" office:value-type="float" office:value="1.67825" calcext:value-type="float">
            <text:p>1.67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647" calcext:value-type="float">
            <text:p>-14647</text:p>
          </table:table-cell>
          <table:table-cell office:value-type="float" office:value="-10472" calcext:value-type="float">
            <text:p>-10472</text:p>
          </table:table-cell>
          <table:table-cell office:value-type="float" office:value="30308" calcext:value-type="float">
            <text:p>30308</text:p>
          </table:table-cell>
          <table:table-cell office:value-type="float" office:value="164" calcext:value-type="float">
            <text:p>164</text:p>
          </table:table-cell>
          <table:table-cell office:value-type="float" office:value="35252" calcext:value-type="float">
            <text:p>35252</text:p>
          </table:table-cell>
          <table:table-cell table:formula="of:=(([.E216]-16000)/(40000-16000))+1" office:value-type="float" office:value="1.80216666666667" calcext:value-type="float">
            <text:p>1.802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float" office:value="5433" calcext:value-type="float">
            <text:p>5433</text:p>
          </table:table-cell>
          <table:table-cell office:value-type="float" office:value="11632" calcext:value-type="float">
            <text:p>11632</text:p>
          </table:table-cell>
          <table:table-cell office:value-type="float" office:value="165" calcext:value-type="float">
            <text:p>165</text:p>
          </table:table-cell>
          <table:table-cell office:value-type="float" office:value="16946" calcext:value-type="float">
            <text:p>16946</text:p>
          </table:table-cell>
          <table:table-cell table:formula="of:=(([.E217]-16000)/(40000-16000))+1" office:value-type="float" office:value="1.03941666666667" calcext:value-type="float">
            <text:p>1.039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-3047" calcext:value-type="float">
            <text:p>-3047</text:p>
          </table:table-cell>
          <table:table-cell office:value-type="float" office:value="23214" calcext:value-type="float">
            <text:p>23214</text:p>
          </table:table-cell>
          <table:table-cell office:value-type="float" office:value="166" calcext:value-type="float">
            <text:p>166</text:p>
          </table:table-cell>
          <table:table-cell office:value-type="float" office:value="23856" calcext:value-type="float">
            <text:p>23856</text:p>
          </table:table-cell>
          <table:table-cell table:formula="of:=(([.E218]-16000)/(40000-16000))+1" office:value-type="float" office:value="1.32733333333333" calcext:value-type="float">
            <text:p>1.327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690" calcext:value-type="float">
            <text:p>-17690</text:p>
          </table:table-cell>
          <table:table-cell office:value-type="float" office:value="5487" calcext:value-type="float">
            <text:p>5487</text:p>
          </table:table-cell>
          <table:table-cell office:value-type="float" office:value="9260" calcext:value-type="float">
            <text:p>9260</text:p>
          </table:table-cell>
          <table:table-cell office:value-type="float" office:value="167" calcext:value-type="float">
            <text:p>167</text:p>
          </table:table-cell>
          <table:table-cell office:value-type="float" office:value="20707" calcext:value-type="float">
            <text:p>20707</text:p>
          </table:table-cell>
          <table:table-cell table:formula="of:=(([.E219]-16000)/(40000-16000))+1" office:value-type="float" office:value="1.196125" calcext:value-type="float">
            <text:p>1.196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038" calcext:value-type="float">
            <text:p>-7038</text:p>
          </table:table-cell>
          <table:table-cell office:value-type="float" office:value="25550" calcext:value-type="float">
            <text:p>25550</text:p>
          </table:table-cell>
          <table:table-cell office:value-type="float" office:value="23616" calcext:value-type="float">
            <text:p>23616</text:p>
          </table:table-cell>
          <table:table-cell office:value-type="float" office:value="169" calcext:value-type="float">
            <text:p>169</text:p>
          </table:table-cell>
          <table:table-cell office:value-type="float" office:value="35497" calcext:value-type="float">
            <text:p>35497</text:p>
          </table:table-cell>
          <table:table-cell table:formula="of:=(([.E220]-16000)/(40000-16000))+1" office:value-type="float" office:value="1.812375" calcext:value-type="float">
            <text:p>1.81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float" office:value="11603" calcext:value-type="float">
            <text:p>11603</text:p>
          </table:table-cell>
          <table:table-cell office:value-type="float" office:value="4770" calcext:value-type="float">
            <text:p>4770</text:p>
          </table:table-cell>
          <table:table-cell office:value-type="float" office:value="170" calcext:value-type="float">
            <text:p>170</text:p>
          </table:table-cell>
          <table:table-cell office:value-type="float" office:value="14474" calcext:value-type="float">
            <text:p>14474</text:p>
          </table:table-cell>
          <table:table-cell table:formula="of:=(([.E221]-16000)/(40000-16000))+1" office:value-type="float" office:value="0.936416666666667" calcext:value-type="float">
            <text:p>0.936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8666" calcext:value-type="float">
            <text:p>-8666</text:p>
          </table:table-cell>
          <table:table-cell office:value-type="float" office:value="19038" calcext:value-type="float">
            <text:p>19038</text:p>
          </table:table-cell>
          <table:table-cell office:value-type="float" office:value="171" calcext:value-type="float">
            <text:p>171</text:p>
          </table:table-cell>
          <table:table-cell office:value-type="float" office:value="20995" calcext:value-type="float">
            <text:p>20995</text:p>
          </table:table-cell>
          <table:table-cell table:formula="of:=(([.E222]-16000)/(40000-16000))+1" office:value-type="float" office:value="1.208125" calcext:value-type="float">
            <text:p>1.208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48" calcext:value-type="float">
            <text:p>-7448</text:p>
          </table:table-cell>
          <table:table-cell office:value-type="float" office:value="5453" calcext:value-type="float">
            <text:p>5453</text:p>
          </table:table-cell>
          <table:table-cell office:value-type="float" office:value="16850" calcext:value-type="float">
            <text:p>16850</text:p>
          </table:table-cell>
          <table:table-cell office:value-type="float" office:value="172" calcext:value-type="float">
            <text:p>172</text:p>
          </table:table-cell>
          <table:table-cell office:value-type="float" office:value="19212" calcext:value-type="float">
            <text:p>19212</text:p>
          </table:table-cell>
          <table:table-cell table:formula="of:=(([.E223]-16000)/(40000-16000))+1" office:value-type="float" office:value="1.13383333333333" calcext:value-type="float">
            <text:p>1.133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-3322" calcext:value-type="float">
            <text:p>-3322</text:p>
          </table:table-cell>
          <table:table-cell office:value-type="float" office:value="5921" calcext:value-type="float">
            <text:p>5921</text:p>
          </table:table-cell>
          <table:table-cell office:value-type="float" office:value="173" calcext:value-type="float">
            <text:p>173</text:p>
          </table:table-cell>
          <table:table-cell office:value-type="float" office:value="8590" calcext:value-type="float">
            <text:p>8590</text:p>
          </table:table-cell>
          <table:table-cell table:formula="of:=(([.E224]-16000)/(40000-16000))+1" office:value-type="float" office:value="0.69125" calcext:value-type="float">
            <text:p>0.69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218" calcext:value-type="float">
            <text:p>-14218</text:p>
          </table:table-cell>
          <table:table-cell office:value-type="float" office:value="-20619" calcext:value-type="float">
            <text:p>-20619</text:p>
          </table:table-cell>
          <table:table-cell office:value-type="float" office:value="14812" calcext:value-type="float">
            <text:p>14812</text:p>
          </table:table-cell>
          <table:table-cell office:value-type="float" office:value="174" calcext:value-type="float">
            <text:p>174</text:p>
          </table:table-cell>
          <table:table-cell office:value-type="float" office:value="29097" calcext:value-type="float">
            <text:p>29097</text:p>
          </table:table-cell>
          <table:table-cell table:formula="of:=(([.E225]-16000)/(40000-16000))+1" office:value-type="float" office:value="1.54570833333333" calcext:value-type="float">
            <text:p>1.545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-3201" calcext:value-type="float">
            <text:p>-3201</text:p>
          </table:table-cell>
          <table:table-cell office:value-type="float" office:value="4036" calcext:value-type="float">
            <text:p>4036</text:p>
          </table:table-cell>
          <table:table-cell office:value-type="float" office:value="175" calcext:value-type="float">
            <text:p>175</text:p>
          </table:table-cell>
          <table:table-cell office:value-type="float" office:value="20856" calcext:value-type="float">
            <text:p>20856</text:p>
          </table:table-cell>
          <table:table-cell table:formula="of:=(([.E226]-16000)/(40000-16000))+1" office:value-type="float" office:value="1.20233333333333" calcext:value-type="float">
            <text:p>1.202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30673" calcext:value-type="float">
            <text:p>30673</text:p>
          </table:table-cell>
          <table:table-cell office:value-type="float" office:value="6878" calcext:value-type="float">
            <text:p>6878</text:p>
          </table:table-cell>
          <table:table-cell office:value-type="float" office:value="176" calcext:value-type="float">
            <text:p>176</text:p>
          </table:table-cell>
          <table:table-cell office:value-type="float" office:value="31473" calcext:value-type="float">
            <text:p>31473</text:p>
          </table:table-cell>
          <table:table-cell table:formula="of:=(([.E227]-16000)/(40000-16000))+1" office:value-type="float" office:value="1.64470833333333" calcext:value-type="float">
            <text:p>1.644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19" calcext:value-type="float">
            <text:p>17219</text:p>
          </table:table-cell>
          <table:table-cell office:value-type="float" office:value="2859" calcext:value-type="float">
            <text:p>2859</text:p>
          </table:table-cell>
          <table:table-cell office:value-type="float" office:value="28930" calcext:value-type="float">
            <text:p>28930</text:p>
          </table:table-cell>
          <table:table-cell office:value-type="float" office:value="177" calcext:value-type="float">
            <text:p>177</text:p>
          </table:table-cell>
          <table:table-cell office:value-type="float" office:value="33787" calcext:value-type="float">
            <text:p>33787</text:p>
          </table:table-cell>
          <table:table-cell table:formula="of:=(([.E228]-16000)/(40000-16000))+1" office:value-type="float" office:value="1.741125" calcext:value-type="float">
            <text:p>1.74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6560" calcext:value-type="float">
            <text:p>-6560</text:p>
          </table:table-cell>
          <table:table-cell office:value-type="float" office:value="11570" calcext:value-type="float">
            <text:p>11570</text:p>
          </table:table-cell>
          <table:table-cell office:value-type="float" office:value="21157" calcext:value-type="float">
            <text:p>21157</text:p>
          </table:table-cell>
          <table:table-cell office:value-type="float" office:value="178" calcext:value-type="float">
            <text:p>178</text:p>
          </table:table-cell>
          <table:table-cell office:value-type="float" office:value="24990" calcext:value-type="float">
            <text:p>24990</text:p>
          </table:table-cell>
          <table:table-cell table:formula="of:=(([.E229]-16000)/(40000-16000))+1" office:value-type="float" office:value="1.37458333333333" calcext:value-type="float">
            <text:p>1.374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-3041" calcext:value-type="float">
            <text:p>-3041</text:p>
          </table:table-cell>
          <table:table-cell office:value-type="float" office:value="13873" calcext:value-type="float">
            <text:p>13873</text:p>
          </table:table-cell>
          <table:table-cell office:value-type="float" office:value="180" calcext:value-type="float">
            <text:p>180</text:p>
          </table:table-cell>
          <table:table-cell office:value-type="float" office:value="15346" calcext:value-type="float">
            <text:p>15346</text:p>
          </table:table-cell>
          <table:table-cell table:formula="of:=(([.E230]-16000)/(40000-16000))+1" office:value-type="float" office:value="0.97275" calcext:value-type="float">
            <text:p>0.972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110" calcext:value-type="float">
            <text:p>-9110</text:p>
          </table:table-cell>
          <table:table-cell office:value-type="float" office:value="-6574" calcext:value-type="float">
            <text:p>-6574</text:p>
          </table:table-cell>
          <table:table-cell office:value-type="float" office:value="27785" calcext:value-type="float">
            <text:p>27785</text:p>
          </table:table-cell>
          <table:table-cell office:value-type="float" office:value="181" calcext:value-type="float">
            <text:p>181</text:p>
          </table:table-cell>
          <table:table-cell office:value-type="float" office:value="29970" calcext:value-type="float">
            <text:p>29970</text:p>
          </table:table-cell>
          <table:table-cell table:formula="of:=(([.E231]-16000)/(40000-16000))+1" office:value-type="float" office:value="1.58208333333333" calcext:value-type="float">
            <text:p>1.582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379" calcext:value-type="float">
            <text:p>-11379</text:p>
          </table:table-cell>
          <table:table-cell office:value-type="float" office:value="2747" calcext:value-type="float">
            <text:p>2747</text:p>
          </table:table-cell>
          <table:table-cell office:value-type="float" office:value="17997" calcext:value-type="float">
            <text:p>17997</text:p>
          </table:table-cell>
          <table:table-cell office:value-type="float" office:value="182" calcext:value-type="float">
            <text:p>182</text:p>
          </table:table-cell>
          <table:table-cell office:value-type="float" office:value="21469" calcext:value-type="float">
            <text:p>21469</text:p>
          </table:table-cell>
          <table:table-cell table:formula="of:=(([.E232]-16000)/(40000-16000))+1" office:value-type="float" office:value="1.227875" calcext:value-type="float">
            <text:p>1.227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814" calcext:value-type="float">
            <text:p>-3814</text:p>
          </table:table-cell>
          <table:table-cell office:value-type="float" office:value="-8496" calcext:value-type="float">
            <text:p>-8496</text:p>
          </table:table-cell>
          <table:table-cell office:value-type="float" office:value="15669" calcext:value-type="float">
            <text:p>15669</text:p>
          </table:table-cell>
          <table:table-cell office:value-type="float" office:value="183" calcext:value-type="float">
            <text:p>183</text:p>
          </table:table-cell>
          <table:table-cell office:value-type="float" office:value="18227" calcext:value-type="float">
            <text:p>18227</text:p>
          </table:table-cell>
          <table:table-cell table:formula="of:=(([.E233]-16000)/(40000-16000))+1" office:value-type="float" office:value="1.09279166666667" calcext:value-type="float">
            <text:p>1.092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29277" calcext:value-type="float">
            <text:p>29277</text:p>
          </table:table-cell>
          <table:table-cell office:value-type="float" office:value="1221" calcext:value-type="float">
            <text:p>1221</text:p>
          </table:table-cell>
          <table:table-cell office:value-type="float" office:value="184" calcext:value-type="float">
            <text:p>184</text:p>
          </table:table-cell>
          <table:table-cell office:value-type="float" office:value="30580" calcext:value-type="float">
            <text:p>30580</text:p>
          </table:table-cell>
          <table:table-cell table:formula="of:=(([.E234]-16000)/(40000-16000))+1" office:value-type="float" office:value="1.6075" calcext:value-type="float">
            <text:p>1.6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4538" calcext:value-type="float">
            <text:p>4538</text:p>
          </table:table-cell>
          <table:table-cell office:value-type="float" office:value="14511" calcext:value-type="float">
            <text:p>14511</text:p>
          </table:table-cell>
          <table:table-cell office:value-type="float" office:value="185" calcext:value-type="float">
            <text:p>185</text:p>
          </table:table-cell>
          <table:table-cell office:value-type="float" office:value="16676" calcext:value-type="float">
            <text:p>16676</text:p>
          </table:table-cell>
          <table:table-cell table:formula="of:=(([.E235]-16000)/(40000-16000))+1" office:value-type="float" office:value="1.02816666666667" calcext:value-type="float">
            <text:p>1.028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895" calcext:value-type="float">
            <text:p>-12895</text:p>
          </table:table-cell>
          <table:table-cell office:value-type="float" office:value="5693" calcext:value-type="float">
            <text:p>5693</text:p>
          </table:table-cell>
          <table:table-cell office:value-type="float" office:value="15568" calcext:value-type="float">
            <text:p>15568</text:p>
          </table:table-cell>
          <table:table-cell office:value-type="float" office:value="186" calcext:value-type="float">
            <text:p>186</text:p>
          </table:table-cell>
          <table:table-cell office:value-type="float" office:value="21001" calcext:value-type="float">
            <text:p>21001</text:p>
          </table:table-cell>
          <table:table-cell table:formula="of:=(([.E236]-16000)/(40000-16000))+1" office:value-type="float" office:value="1.208375" calcext:value-type="float">
            <text:p>1.208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290" calcext:value-type="float">
            <text:p>-8290</text:p>
          </table:table-cell>
          <table:table-cell office:value-type="float" office:value="-10438" calcext:value-type="float">
            <text:p>-10438</text:p>
          </table:table-cell>
          <table:table-cell office:value-type="float" office:value="6596" calcext:value-type="float">
            <text:p>6596</text:p>
          </table:table-cell>
          <table:table-cell office:value-type="float" office:value="187" calcext:value-type="float">
            <text:p>187</text:p>
          </table:table-cell>
          <table:table-cell office:value-type="float" office:value="14872" calcext:value-type="float">
            <text:p>14872</text:p>
          </table:table-cell>
          <table:table-cell table:formula="of:=(([.E237]-16000)/(40000-16000))+1" office:value-type="float" office:value="0.953" calcext:value-type="float">
            <text:p>0.9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53" calcext:value-type="float">
            <text:p>-1253</text:p>
          </table:table-cell>
          <table:table-cell office:value-type="float" office:value="-4159" calcext:value-type="float">
            <text:p>-4159</text:p>
          </table:table-cell>
          <table:table-cell office:value-type="float" office:value="9406" calcext:value-type="float">
            <text:p>9406</text:p>
          </table:table-cell>
          <table:table-cell office:value-type="float" office:value="188" calcext:value-type="float">
            <text:p>188</text:p>
          </table:table-cell>
          <table:table-cell office:value-type="float" office:value="10360" calcext:value-type="float">
            <text:p>10360</text:p>
          </table:table-cell>
          <table:table-cell table:formula="of:=(([.E238]-16000)/(40000-16000))+1" office:value-type="float" office:value="0.765" calcext:value-type="float">
            <text:p>0.7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7208" calcext:value-type="float">
            <text:p>-7208</text:p>
          </table:table-cell>
          <table:table-cell office:value-type="float" office:value="13296" calcext:value-type="float">
            <text:p>13296</text:p>
          </table:table-cell>
          <table:table-cell office:value-type="float" office:value="189" calcext:value-type="float">
            <text:p>189</text:p>
          </table:table-cell>
          <table:table-cell office:value-type="float" office:value="15173" calcext:value-type="float">
            <text:p>15173</text:p>
          </table:table-cell>
          <table:table-cell table:formula="of:=(([.E239]-16000)/(40000-16000))+1" office:value-type="float" office:value="0.965541666666667" calcext:value-type="float">
            <text:p>0.965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-8191" calcext:value-type="float">
            <text:p>-8191</text:p>
          </table:table-cell>
          <table:table-cell office:value-type="float" office:value="6111" calcext:value-type="float">
            <text:p>6111</text:p>
          </table:table-cell>
          <table:table-cell office:value-type="float" office:value="190" calcext:value-type="float">
            <text:p>190</text:p>
          </table:table-cell>
          <table:table-cell office:value-type="float" office:value="12941" calcext:value-type="float">
            <text:p>12941</text:p>
          </table:table-cell>
          <table:table-cell table:formula="of:=(([.E240]-16000)/(40000-16000))+1" office:value-type="float" office:value="0.872541666666667" calcext:value-type="float">
            <text:p>0.872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49" calcext:value-type="float">
            <text:p>-8049</text:p>
          </table:table-cell>
          <table:table-cell office:value-type="float" office:value="-7778" calcext:value-type="float">
            <text:p>-7778</text:p>
          </table:table-cell>
          <table:table-cell office:value-type="float" office:value="30251" calcext:value-type="float">
            <text:p>30251</text:p>
          </table:table-cell>
          <table:table-cell office:value-type="float" office:value="191" calcext:value-type="float">
            <text:p>191</text:p>
          </table:table-cell>
          <table:table-cell office:value-type="float" office:value="32255" calcext:value-type="float">
            <text:p>32255</text:p>
          </table:table-cell>
          <table:table-cell table:formula="of:=(([.E241]-16000)/(40000-16000))+1" office:value-type="float" office:value="1.67729166666667" calcext:value-type="float">
            <text:p>1.67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26" calcext:value-type="float">
            <text:p>-4426</text:p>
          </table:table-cell>
          <table:table-cell office:value-type="float" office:value="21617" calcext:value-type="float">
            <text:p>21617</text:p>
          </table:table-cell>
          <table:table-cell office:value-type="float" office:value="9892" calcext:value-type="float">
            <text:p>9892</text:p>
          </table:table-cell>
          <table:table-cell office:value-type="float" office:value="192" calcext:value-type="float">
            <text:p>192</text:p>
          </table:table-cell>
          <table:table-cell office:value-type="float" office:value="24181" calcext:value-type="float">
            <text:p>24181</text:p>
          </table:table-cell>
          <table:table-cell table:formula="of:=(([.E242]-16000)/(40000-16000))+1" office:value-type="float" office:value="1.340875" calcext:value-type="float">
            <text:p>1.340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725" calcext:value-type="float">
            <text:p>-12725</text:p>
          </table:table-cell>
          <table:table-cell office:value-type="float" office:value="-5606" calcext:value-type="float">
            <text:p>-5606</text:p>
          </table:table-cell>
          <table:table-cell office:value-type="float" office:value="22215" calcext:value-type="float">
            <text:p>22215</text:p>
          </table:table-cell>
          <table:table-cell office:value-type="float" office:value="193" calcext:value-type="float">
            <text:p>193</text:p>
          </table:table-cell>
          <table:table-cell office:value-type="float" office:value="26207" calcext:value-type="float">
            <text:p>26207</text:p>
          </table:table-cell>
          <table:table-cell table:formula="of:=(([.E243]-16000)/(40000-16000))+1" office:value-type="float" office:value="1.42529166666667" calcext:value-type="float">
            <text:p>1.425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237" calcext:value-type="float">
            <text:p>-10237</text:p>
          </table:table-cell>
          <table:table-cell office:value-type="float" office:value="-10673" calcext:value-type="float">
            <text:p>-10673</text:p>
          </table:table-cell>
          <table:table-cell office:value-type="float" office:value="20724" calcext:value-type="float">
            <text:p>20724</text:p>
          </table:table-cell>
          <table:table-cell office:value-type="float" office:value="194" calcext:value-type="float">
            <text:p>194</text:p>
          </table:table-cell>
          <table:table-cell office:value-type="float" office:value="25459" calcext:value-type="float">
            <text:p>25459</text:p>
          </table:table-cell>
          <table:table-cell table:formula="of:=(([.E244]-16000)/(40000-16000))+1" office:value-type="float" office:value="1.394125" calcext:value-type="float">
            <text:p>1.394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992" calcext:value-type="float">
            <text:p>-15992</text:p>
          </table:table-cell>
          <table:table-cell office:value-type="float" office:value="-9382" calcext:value-type="float">
            <text:p>-9382</text:p>
          </table:table-cell>
          <table:table-cell office:value-type="float" office:value="11796" calcext:value-type="float">
            <text:p>11796</text:p>
          </table:table-cell>
          <table:table-cell office:value-type="float" office:value="195" calcext:value-type="float">
            <text:p>195</text:p>
          </table:table-cell>
          <table:table-cell office:value-type="float" office:value="21975" calcext:value-type="float">
            <text:p>21975</text:p>
          </table:table-cell>
          <table:table-cell table:formula="of:=(([.E245]-16000)/(40000-16000))+1" office:value-type="float" office:value="1.24895833333333" calcext:value-type="float">
            <text:p>1.248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29" calcext:value-type="float">
            <text:p>-1229</text:p>
          </table:table-cell>
          <table:table-cell office:value-type="float" office:value="-14082" calcext:value-type="float">
            <text:p>-14082</text:p>
          </table:table-cell>
          <table:table-cell office:value-type="float" office:value="11880" calcext:value-type="float">
            <text:p>11880</text:p>
          </table:table-cell>
          <table:table-cell office:value-type="float" office:value="196" calcext:value-type="float">
            <text:p>196</text:p>
          </table:table-cell>
          <table:table-cell office:value-type="float" office:value="18464" calcext:value-type="float">
            <text:p>18464</text:p>
          </table:table-cell>
          <table:table-cell table:formula="of:=(([.E246]-16000)/(40000-16000))+1" office:value-type="float" office:value="1.10266666666667" calcext:value-type="float">
            <text:p>1.10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-23864" calcext:value-type="float">
            <text:p>-23864</text:p>
          </table:table-cell>
          <table:table-cell office:value-type="float" office:value="16401" calcext:value-type="float">
            <text:p>16401</text:p>
          </table:table-cell>
          <table:table-cell office:value-type="float" office:value="197" calcext:value-type="float">
            <text:p>197</text:p>
          </table:table-cell>
          <table:table-cell office:value-type="float" office:value="30499" calcext:value-type="float">
            <text:p>30499</text:p>
          </table:table-cell>
          <table:table-cell table:formula="of:=(([.E247]-16000)/(40000-16000))+1" office:value-type="float" office:value="1.604125" calcext:value-type="float">
            <text:p>1.60412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E24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9:02:17.575345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9:23:49.152673812</dc:date>
    <dc:creator>andrei </dc:creator>
    <meta:generator>LibreOffice/4.2.7.2$Linux_X86_64 LibreOffice_project/420m0$Build-2</meta:generator>
    <meta:document-statistic meta:table-count="1" meta:cell-count="1729" meta:object-count="0"/>
  </office:meta>
</office:document-meta>
</file>